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8752in"/>
    </style:style>
    <style:style style:name="co2" style:family="table-column">
      <style:table-column-properties fo:break-before="auto" style:column-width="1.6626in"/>
    </style:style>
    <style:style style:name="co3" style:family="table-column">
      <style:table-column-properties fo:break-before="auto" style:column-width="1.1098in"/>
    </style:style>
    <style:style style:name="co4" style:family="table-column">
      <style:table-column-properties fo:break-before="auto" style:column-width="0.9752in"/>
    </style:style>
    <style:style style:name="co5" style:family="table-column">
      <style:table-column-properties fo:break-before="auto" style:column-width="0.6839in"/>
    </style:style>
    <style:style style:name="co6" style:family="table-column">
      <style:table-column-properties fo:break-before="auto" style:column-width="1.0311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1.0217in"/>
    </style:style>
    <style:style style:name="co9" style:family="table-column">
      <style:table-column-properties fo:break-before="auto" style:column-width="1.2654in"/>
    </style:style>
    <style:style style:name="co10" style:family="table-column">
      <style:table-column-properties fo:break-before="auto" style:column-width="0.1028in"/>
    </style:style>
    <style:style style:name="co11" style:family="table-column">
      <style:table-column-properties fo:break-before="auto" style:column-width="0.0937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fo:border-left="0.74pt inset #000000" fo:border-right="0.74pt inset #000000" fo:border-top="0.74pt inset #000000"/>
    </style:style>
    <style:style style:name="ce2" style:family="table-cell" style:parent-style-name="Default">
      <style:table-cell-properties fo:border-bottom="0.74pt inset #000000" fo:border-left="0.74pt inset #000000" fo:border-right="0.74pt inset #000000" fo:border-top="none"/>
    </style:style>
    <style:style style:name="ce3" style:family="table-cell" style:parent-style-name="Default">
      <style:map style:condition="cell-content()!=-999999" style:apply-style-name="Good" style:base-cell-address="NonMasers_In_Class_Coronal_Lines_rudmingb.D2"/>
      <style:map style:condition="cell-content()=-999999" style:apply-style-name="Bad" style:base-cell-address="NonMasers_In_Class_Coronal_Lines_rudmingb.D2"/>
    </style:style>
    <style:style style:name="ce4" style:family="table-cell" style:parent-style-name="Default" style:data-style-name="N0"/>
    <style:style style:name="ce5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NonMasers_In_Class_Coronal_Lines_rudmingb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5" table:number-columns-repeated="2" table:default-cell-style-name="ce3"/>
        <table:table-column table:style-name="co9" table:default-cell-style-name="ce3"/>
        <table:table-column table:style-name="co5" table:number-columns-repeated="12" table:default-cell-style-name="ce3"/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11" table:number-columns-repeated="13" table:default-cell-style-name="Default"/>
        <table:table-row table:style-name="ro1">
          <table:table-cell table:number-columns-repeated="3"/>
          <table:table-cell table:style-name="Default" office:value-type="string" calcext:value-type="string">
            <text:p>Coronal Lines (-999999 means not detected)</text:p>
          </table:table-cell>
          <table:table-cell table:style-name="Default" table:number-columns-repeated="19"/>
          <table:table-cell office:value-type="string" calcext:value-type="string">
            <text:p>Other lines as given in CLAS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itles and constants</text:p>
          </table:table-cell>
          <table:table-cell office:value-type="string" calcext:value-type="string">
            <text:p>SPECOBJID</text:p>
          </table:table-cell>
          <table:table-cell office:value-type="string" calcext:value-type="string">
            <text:p>N_CL_DETECT</text:p>
          </table:table-cell>
          <table:table-cell office:value-type="string" calcext:value-type="string">
            <text:p>FEXI_7892_LOGL</text:p>
          </table:table-cell>
          <table:table-cell office:value-type="string" calcext:value-type="string">
            <text:p>SXII_7609_LOGL</text:p>
          </table:table-cell>
          <table:table-cell office:value-type="string" calcext:value-type="string">
            <text:p>FEX_6374_LOGL</text:p>
          </table:table-cell>
          <table:table-cell office:value-type="string" calcext:value-type="string">
            <text:p>FEVII_6087_LOGL</text:p>
          </table:table-cell>
          <table:table-cell office:value-type="string" calcext:value-type="string">
            <text:p>FEVII_5720_LOGL</text:p>
          </table:table-cell>
          <table:table-cell office:value-type="string" calcext:value-type="string">
            <text:p>ARX_5533_LOGL</text:p>
          </table:table-cell>
          <table:table-cell office:value-type="string" calcext:value-type="string">
            <text:p>FEVI_5335_LOGL</text:p>
          </table:table-cell>
          <table:table-cell office:value-type="string" calcext:value-type="string">
            <text:p>CAV_5309_LOGL</text:p>
          </table:table-cell>
          <table:table-cell office:value-type="string" calcext:value-type="string">
            <text:p>FEXIV_5303_LOGL</text:p>
          </table:table-cell>
          <table:table-cell office:value-type="string" calcext:value-type="string">
            <text:p>FEVII_5276_LOGL</text:p>
          </table:table-cell>
          <table:table-cell office:value-type="string" calcext:value-type="string">
            <text:p>FEVI_5176_LOGL</text:p>
          </table:table-cell>
          <table:table-cell office:value-type="string" calcext:value-type="string">
            <text:p>FEVII_5159_LOGL</text:p>
          </table:table-cell>
          <table:table-cell office:value-type="string" calcext:value-type="string">
            <text:p>FEVI_5146_LOGL</text:p>
          </table:table-cell>
          <table:table-cell office:value-type="string" calcext:value-type="string">
            <text:p>FEVII_4893_LOGL</text:p>
          </table:table-cell>
          <table:table-cell office:value-type="string" calcext:value-type="string">
            <text:p>FEV_4181_LOGL</text:p>
          </table:table-cell>
          <table:table-cell office:value-type="string" calcext:value-type="string">
            <text:p>FEV_3891_LOGL</text:p>
          </table:table-cell>
          <table:table-cell office:value-type="string" calcext:value-type="string">
            <text:p>FEV_3839_LOGL</text:p>
          </table:table-cell>
          <table:table-cell office:value-type="string" calcext:value-type="string">
            <text:p>FEVII_3759_LOGL</text:p>
          </table:table-cell>
          <table:table-cell office:value-type="string" calcext:value-type="string">
            <text:p>NEV_3426_LOGL</text:p>
          </table:table-cell>
          <table:table-cell office:value-type="string" calcext:value-type="string">
            <text:p>NEV_3346_LOGL</text:p>
          </table:table-cell>
          <table:table-cell office:value-type="string" calcext:value-type="string">
            <text:p>ARIII_7135_LOGL</text:p>
          </table:table-cell>
          <table:table-cell office:value-type="string" calcext:value-type="string">
            <text:p>SII_6731_LOGL</text:p>
          </table:table-cell>
          <table:table-cell office:value-type="string" calcext:value-type="string">
            <text:p>SII_6717_LOGL</text:p>
          </table:table-cell>
          <table:table-cell office:value-type="string" calcext:value-type="string">
            <text:p>NII_6584_LOGL</text:p>
          </table:table-cell>
          <table:table-cell office:value-type="string" calcext:value-type="string">
            <text:p>H_ALPHA_LOGL</text:p>
          </table:table-cell>
          <table:table-cell office:value-type="string" calcext:value-type="string">
            <text:p>NII_6548_LOGL</text:p>
          </table:table-cell>
          <table:table-cell office:value-type="string" calcext:value-type="string">
            <text:p>OI_6302_LOGL</text:p>
          </table:table-cell>
          <table:table-cell office:value-type="string" calcext:value-type="string">
            <text:p>HEI_5876_LOGL</text:p>
          </table:table-cell>
          <table:table-cell office:value-type="string" calcext:value-type="string">
            <text:p>OIII_5007_LOGL</text:p>
          </table:table-cell>
          <table:table-cell office:value-type="string" calcext:value-type="string">
            <text:p>OIII_4959_LOGL</text:p>
          </table:table-cell>
          <table:table-cell office:value-type="string" calcext:value-type="string">
            <text:p>H_BETA_LOGL</text:p>
          </table:table-cell>
          <table:table-cell office:value-type="string" calcext:value-type="string">
            <text:p>OIII_4363_LOGL</text:p>
          </table:table-cell>
          <table:table-cell office:value-type="string" calcext:value-type="string">
            <text:p>H_GAMMA_LOGL</text:p>
          </table:table-cell>
          <table:table-cell office:value-type="string" calcext:value-type="string">
            <text:p>H_DELTA_LOGL</text:p>
          </table:table-cell>
          <table:table-cell office:value-type="string" calcext:value-type="string">
            <text:p>NEIII_3869_LOGL</text:p>
          </table:table-cell>
          <table:table-cell office:value-type="string" calcext:value-type="string">
            <text:p>OII_3729_LOGL</text:p>
          </table:table-cell>
          <table:table-cell office:value-type="string" calcext:value-type="string">
            <text:p>OII_3726_LOGL</text:p>
          </table:table-cell>
        </table:table-row>
        <table:table-row table:style-name="ro1">
          <table:table-cell table:number-columns-repeated="40"/>
        </table:table-row>
        <table:table-row table:style-name="ro1">
          <table:table-cell table:style-name="ce1" office:value-type="string" calcext:value-type="string">
            <text:p>Total Non-Masers (in SDSS)</text:p>
          </table:table-cell>
          <table:table-cell table:number-columns-repeated="2"/>
          <table:table-cell table:style-name="Default" table:number-columns-repeated="20"/>
          <table:table-cell table:number-columns-repeated="17"/>
        </table:table-row>
        <table:table-row table:style-name="ro1">
          <table:table-cell table:style-name="ce2" office:value-type="float" office:value="2363" calcext:value-type="float">
            <text:p>2363</text:p>
          </table:table-cell>
          <table:table-cell table:number-columns-repeated="2"/>
          <table:table-cell table:style-name="Default" table:number-columns-repeated="20"/>
          <table:table-cell table:number-columns-repeated="17"/>
        </table:table-row>
        <table:table-row table:style-name="ro1">
          <table:table-cell table:style-name="ce1" office:value-type="string" calcext:value-type="string">
            <text:p>Total Masers (in SDSS)</text:p>
          </table:table-cell>
          <table:table-cell table:number-columns-repeated="2"/>
          <table:table-cell table:style-name="Default" table:number-columns-repeated="20"/>
          <table:table-cell table:number-columns-repeated="17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number-columns-repeated="2"/>
          <table:table-cell table:style-name="Default" table:number-columns-repeated="20"/>
          <table:table-cell table:number-columns-repeated="17"/>
        </table:table-row>
        <table:table-row table:style-name="ro1">
          <table:table-cell table:number-columns-repeated="3"/>
          <table:table-cell table:style-name="Default" table:number-columns-repeated="20"/>
          <table:table-cell table:number-columns-repeated="17"/>
        </table:table-row>
        <table:table-row table:style-name="ro1">
          <table:table-cell office:value-type="string" calcext:value-type="string">
            <text:p>Non-Masers</text:p>
          </table:table-cell>
          <table:table-cell table:number-columns-repeated="2"/>
          <table:table-cell table:style-name="Default" table:number-columns-repeated="20"/>
          <table:table-cell table:number-columns-repeated="17"/>
        </table:table-row>
        <table:table-row table:style-name="ro1">
          <table:table-cell/>
          <table:table-cell office:value-type="float" office:value="1.0044110586952E+018" calcext:value-type="float">
            <text:p>1.0044110586952E+018</text:p>
          </table:table-cell>
          <table:table-cell office:value-type="float" office:value="5" calcext:value-type="float">
            <text:p>5</text:p>
          </table:table-cell>
          <table:table-cell office:value-type="float" office:value="39.64678" calcext:value-type="float">
            <text:p>39.64678</text:p>
          </table:table-cell>
          <table:table-cell office:value-type="float" office:value="-999999" calcext:value-type="float">
            <text:p>-999999</text:p>
          </table:table-cell>
          <table:table-cell office:value-type="float" office:value="40.16364" calcext:value-type="float">
            <text:p>40.16364</text:p>
          </table:table-cell>
          <table:table-cell office:value-type="float" office:value="40.12742" calcext:value-type="float">
            <text:p>40.12742</text:p>
          </table:table-cell>
          <table:table-cell office:value-type="float" office:value="39.86883" calcext:value-type="float">
            <text:p>39.86883</text:p>
          </table:table-cell>
          <table:table-cell table:number-columns-repeated="3" office:value-type="float" office:value="-999999" calcext:value-type="float">
            <text:p>-999999</text:p>
          </table:table-cell>
          <table:table-cell office:value-type="float" office:value="39.14182" calcext:value-type="float">
            <text:p>39.14182</text:p>
          </table:table-cell>
          <table:table-cell table:number-columns-repeated="11" office:value-type="float" office:value="-999999" calcext:value-type="float">
            <text:p>-999999</text:p>
          </table:table-cell>
          <table:table-cell office:value-type="float" office:value="39.27946" calcext:value-type="float">
            <text:p>39.27946</text:p>
          </table:table-cell>
          <table:table-cell office:value-type="float" office:value="39.66888" calcext:value-type="float">
            <text:p>39.66888</text:p>
          </table:table-cell>
          <table:table-cell office:value-type="float" office:value="39.68355" calcext:value-type="float">
            <text:p>39.68355</text:p>
          </table:table-cell>
          <table:table-cell office:value-type="float" office:value="40.34821" calcext:value-type="float">
            <text:p>40.34821</text:p>
          </table:table-cell>
          <table:table-cell office:value-type="float" office:value="40.45589" calcext:value-type="float">
            <text:p>40.45589</text:p>
          </table:table-cell>
          <table:table-cell office:value-type="float" office:value="39.86875" calcext:value-type="float">
            <text:p>39.86875</text:p>
          </table:table-cell>
          <table:table-cell office:value-type="float" office:value="39.40863" calcext:value-type="float">
            <text:p>39.40863</text:p>
          </table:table-cell>
          <table:table-cell office:value-type="float" office:value="38.83941" calcext:value-type="float">
            <text:p>38.83941</text:p>
          </table:table-cell>
          <table:table-cell office:value-type="float" office:value="40.74611" calcext:value-type="float">
            <text:p>40.74611</text:p>
          </table:table-cell>
          <table:table-cell office:value-type="float" office:value="40.27424" calcext:value-type="float">
            <text:p>40.27424</text:p>
          </table:table-cell>
          <table:table-cell office:value-type="float" office:value="39.84027" calcext:value-type="float">
            <text:p>39.84027</text:p>
          </table:table-cell>
          <table:table-cell office:value-type="float" office:value="39.20953" calcext:value-type="float">
            <text:p>39.20953</text:p>
          </table:table-cell>
          <table:table-cell office:value-type="float" office:value="39.46547" calcext:value-type="float">
            <text:p>39.46547</text:p>
          </table:table-cell>
          <table:table-cell office:value-type="float" office:value="39.19731" calcext:value-type="float">
            <text:p>39.19731</text:p>
          </table:table-cell>
          <table:table-cell office:value-type="float" office:value="39.73235" calcext:value-type="float">
            <text:p>39.73235</text:p>
          </table:table-cell>
          <table:table-cell office:value-type="float" office:value="39.66949" calcext:value-type="float">
            <text:p>39.66949</text:p>
          </table:table-cell>
          <table:table-cell office:value-type="float" office:value="39.47272" calcext:value-type="float">
            <text:p>39.47272</text:p>
          </table:table-cell>
        </table:table-row>
        <table:table-row table:style-name="ro1">
          <table:table-cell/>
          <table:table-cell office:value-type="float" office:value="1.0303185773931E+018" calcext:value-type="float">
            <text:p>1.0303185773931E+01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-999999" calcext:value-type="float">
            <text:p>-999999</text:p>
          </table:table-cell>
          <table:table-cell office:value-type="float" office:value="39.13435" calcext:value-type="float">
            <text:p>39.13435</text:p>
          </table:table-cell>
          <table:table-cell office:value-type="float" office:value="38.78601" calcext:value-type="float">
            <text:p>38.78601</text:p>
          </table:table-cell>
          <table:table-cell table:number-columns-repeated="15" office:value-type="float" office:value="-999999" calcext:value-type="float">
            <text:p>-999999</text:p>
          </table:table-cell>
          <table:table-cell office:value-type="float" office:value="39.49878" calcext:value-type="float">
            <text:p>39.49878</text:p>
          </table:table-cell>
          <table:table-cell office:value-type="float" office:value="40.02316" calcext:value-type="float">
            <text:p>40.02316</text:p>
          </table:table-cell>
          <table:table-cell office:value-type="float" office:value="40.05385" calcext:value-type="float">
            <text:p>40.05385</text:p>
          </table:table-cell>
          <table:table-cell office:value-type="float" office:value="40.57005" calcext:value-type="float">
            <text:p>40.57005</text:p>
          </table:table-cell>
          <table:table-cell office:value-type="float" office:value="40.91904" calcext:value-type="float">
            <text:p>40.91904</text:p>
          </table:table-cell>
          <table:table-cell office:value-type="float" office:value="40.09058" calcext:value-type="float">
            <text:p>40.09058</text:p>
          </table:table-cell>
          <table:table-cell office:value-type="float" office:value="39.81007" calcext:value-type="float">
            <text:p>39.81007</text:p>
          </table:table-cell>
          <table:table-cell office:value-type="float" office:value="39.37935" calcext:value-type="float">
            <text:p>39.37935</text:p>
          </table:table-cell>
          <table:table-cell office:value-type="float" office:value="41.01527" calcext:value-type="float">
            <text:p>41.01527</text:p>
          </table:table-cell>
          <table:table-cell office:value-type="float" office:value="40.52685" calcext:value-type="float">
            <text:p>40.52685</text:p>
          </table:table-cell>
          <table:table-cell office:value-type="float" office:value="40.33037" calcext:value-type="float">
            <text:p>40.33037</text:p>
          </table:table-cell>
          <table:table-cell office:value-type="float" office:value="39.38145" calcext:value-type="float">
            <text:p>39.38145</text:p>
          </table:table-cell>
          <table:table-cell office:value-type="float" office:value="39.95142" calcext:value-type="float">
            <text:p>39.95142</text:p>
          </table:table-cell>
          <table:table-cell office:value-type="float" office:value="39.68552" calcext:value-type="float">
            <text:p>39.68552</text:p>
          </table:table-cell>
          <table:table-cell office:value-type="float" office:value="39.94132" calcext:value-type="float">
            <text:p>39.94132</text:p>
          </table:table-cell>
          <table:table-cell office:value-type="float" office:value="40.08253" calcext:value-type="float">
            <text:p>40.08253</text:p>
          </table:table-cell>
          <table:table-cell office:value-type="float" office:value="40.43222" calcext:value-type="float">
            <text:p>40.43222</text:p>
          </table:table-cell>
        </table:table-row>
        <table:table-row table:style-name="ro1">
          <table:table-cell/>
          <table:table-cell office:value-type="float" office:value="1.11584904159117E+018" calcext:value-type="float">
            <text:p>1.11584904159117E+018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-999999" calcext:value-type="float">
            <text:p>-999999</text:p>
          </table:table-cell>
          <table:table-cell office:value-type="float" office:value="41.29702" calcext:value-type="float">
            <text:p>41.29702</text:p>
          </table:table-cell>
          <table:table-cell office:value-type="float" office:value="40.86603" calcext:value-type="float">
            <text:p>40.86603</text:p>
          </table:table-cell>
          <table:table-cell office:value-type="float" office:value="40.46823" calcext:value-type="float">
            <text:p>40.46823</text:p>
          </table:table-cell>
          <table:table-cell office:value-type="float" office:value="41.04388" calcext:value-type="float">
            <text:p>41.04388</text:p>
          </table:table-cell>
          <table:table-cell office:value-type="float" office:value="41.10192" calcext:value-type="float">
            <text:p>41.10192</text:p>
          </table:table-cell>
          <table:table-cell office:value-type="float" office:value="41.57998" calcext:value-type="float">
            <text:p>41.57998</text:p>
          </table:table-cell>
          <table:table-cell office:value-type="float" office:value="41.79244" calcext:value-type="float">
            <text:p>41.79244</text:p>
          </table:table-cell>
          <table:table-cell office:value-type="float" office:value="41.10052" calcext:value-type="float">
            <text:p>41.10052</text:p>
          </table:table-cell>
          <table:table-cell office:value-type="float" office:value="41.01067" calcext:value-type="float">
            <text:p>41.01067</text:p>
          </table:table-cell>
          <table:table-cell office:value-type="float" office:value="40.07993" calcext:value-type="float">
            <text:p>40.07993</text:p>
          </table:table-cell>
          <table:table-cell office:value-type="float" office:value="42.2946" calcext:value-type="float">
            <text:p>42.2946</text:p>
          </table:table-cell>
          <table:table-cell office:value-type="float" office:value="41.82227" calcext:value-type="float">
            <text:p>41.82227</text:p>
          </table:table-cell>
          <table:table-cell office:value-type="float" office:value="41.23644" calcext:value-type="float">
            <text:p>41.23644</text:p>
          </table:table-cell>
          <table:table-cell office:value-type="float" office:value="40.56203" calcext:value-type="float">
            <text:p>40.56203</text:p>
          </table:table-cell>
          <table:table-cell office:value-type="float" office:value="40.81306" calcext:value-type="float">
            <text:p>40.81306</text:p>
          </table:table-cell>
          <table:table-cell office:value-type="float" office:value="40.55412" calcext:value-type="float">
            <text:p>40.55412</text:p>
          </table:table-cell>
          <table:table-cell office:value-type="float" office:value="41.23803" calcext:value-type="float">
            <text:p>41.23803</text:p>
          </table:table-cell>
          <table:table-cell office:value-type="float" office:value="41.34446" calcext:value-type="float">
            <text:p>41.34446</text:p>
          </table:table-cell>
          <table:table-cell office:value-type="float" office:value="41.42132" calcext:value-type="float">
            <text:p>41.42132</text:p>
          </table:table-cell>
        </table:table-row>
        <table:table-row table:style-name="ro1">
          <table:table-cell/>
          <table:table-cell office:value-type="float" office:value="1.35909867134127E+018" calcext:value-type="float">
            <text:p>1.35909867134127E+0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999999" calcext:value-type="float">
            <text:p>-999999</text:p>
          </table:table-cell>
          <table:table-cell office:value-type="float" office:value="39.19227" calcext:value-type="float">
            <text:p>39.19227</text:p>
          </table:table-cell>
          <table:table-cell office:value-type="float" office:value="39.62447" calcext:value-type="float">
            <text:p>39.62447</text:p>
          </table:table-cell>
          <table:table-cell office:value-type="float" office:value="39.35725" calcext:value-type="float">
            <text:p>39.35725</text:p>
          </table:table-cell>
          <table:table-cell table:number-columns-repeated="15" office:value-type="float" office:value="-999999" calcext:value-type="float">
            <text:p>-999999</text:p>
          </table:table-cell>
          <table:table-cell office:value-type="float" office:value="39.40461" calcext:value-type="float">
            <text:p>39.40461</text:p>
          </table:table-cell>
          <table:table-cell office:value-type="float" office:value="39.91185" calcext:value-type="float">
            <text:p>39.91185</text:p>
          </table:table-cell>
          <table:table-cell office:value-type="float" office:value="39.91154" calcext:value-type="float">
            <text:p>39.91154</text:p>
          </table:table-cell>
          <table:table-cell office:value-type="float" office:value="40.34434" calcext:value-type="float">
            <text:p>40.34434</text:p>
          </table:table-cell>
          <table:table-cell office:value-type="float" office:value="40.77437" calcext:value-type="float">
            <text:p>40.77437</text:p>
          </table:table-cell>
          <table:table-cell office:value-type="float" office:value="39.86488" calcext:value-type="float">
            <text:p>39.86488</text:p>
          </table:table-cell>
          <table:table-cell office:value-type="float" office:value="39.66758" calcext:value-type="float">
            <text:p>39.66758</text:p>
          </table:table-cell>
          <table:table-cell office:value-type="float" office:value="39.26661" calcext:value-type="float">
            <text:p>39.26661</text:p>
          </table:table-cell>
          <table:table-cell office:value-type="float" office:value="41.14328" calcext:value-type="float">
            <text:p>41.14328</text:p>
          </table:table-cell>
          <table:table-cell office:value-type="float" office:value="40.66393" calcext:value-type="float">
            <text:p>40.66393</text:p>
          </table:table-cell>
          <table:table-cell office:value-type="float" office:value="40.172" calcext:value-type="float">
            <text:p>40.172</text:p>
          </table:table-cell>
          <table:table-cell office:value-type="float" office:value="39.25129" calcext:value-type="float">
            <text:p>39.25129</text:p>
          </table:table-cell>
          <table:table-cell office:value-type="float" office:value="39.79123" calcext:value-type="float">
            <text:p>39.79123</text:p>
          </table:table-cell>
          <table:table-cell office:value-type="float" office:value="39.48638" calcext:value-type="float">
            <text:p>39.48638</text:p>
          </table:table-cell>
          <table:table-cell office:value-type="float" office:value="40.00463" calcext:value-type="float">
            <text:p>40.00463</text:p>
          </table:table-cell>
          <table:table-cell office:value-type="float" office:value="40.16996" calcext:value-type="float">
            <text:p>40.16996</text:p>
          </table:table-cell>
          <table:table-cell office:value-type="float" office:value="40.21329" calcext:value-type="float">
            <text:p>40.21329</text:p>
          </table:table-cell>
        </table:table-row>
        <table:table-row table:style-name="ro1">
          <table:table-cell/>
          <table:table-cell office:value-type="float" office:value="1.4266207842767E+018" calcext:value-type="float">
            <text:p>1.4266207842767E+018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999999" calcext:value-type="float">
            <text:p>-999999</text:p>
          </table:table-cell>
          <table:table-cell office:value-type="float" office:value="39.21059" calcext:value-type="float">
            <text:p>39.21059</text:p>
          </table:table-cell>
          <table:table-cell table:number-columns-repeated="10" office:value-type="float" office:value="-999999" calcext:value-type="float">
            <text:p>-999999</text:p>
          </table:table-cell>
          <table:table-cell office:value-type="float" office:value="40.278" calcext:value-type="float">
            <text:p>40.278</text:p>
          </table:table-cell>
          <table:table-cell office:value-type="float" office:value="40.54434" calcext:value-type="float">
            <text:p>40.54434</text:p>
          </table:table-cell>
          <table:table-cell office:value-type="float" office:value="40.64645" calcext:value-type="float">
            <text:p>40.64645</text:p>
          </table:table-cell>
          <table:table-cell office:value-type="float" office:value="40.87876" calcext:value-type="float">
            <text:p>40.87876</text:p>
          </table:table-cell>
          <table:table-cell office:value-type="float" office:value="41.80703" calcext:value-type="float">
            <text:p>41.80703</text:p>
          </table:table-cell>
          <table:table-cell office:value-type="float" office:value="40.39929" calcext:value-type="float">
            <text:p>40.39929</text:p>
          </table:table-cell>
          <table:table-cell office:value-type="float" office:value="39.99591" calcext:value-type="float">
            <text:p>39.99591</text:p>
          </table:table-cell>
          <table:table-cell office:value-type="float" office:value="40.40561" calcext:value-type="float">
            <text:p>40.40561</text:p>
          </table:table-cell>
          <table:table-cell office:value-type="float" office:value="41.88066" calcext:value-type="float">
            <text:p>41.88066</text:p>
          </table:table-cell>
          <table:table-cell office:value-type="float" office:value="41.39531" calcext:value-type="float">
            <text:p>41.39531</text:p>
          </table:table-cell>
          <table:table-cell office:value-type="float" office:value="41.25052" calcext:value-type="float">
            <text:p>41.25052</text:p>
          </table:table-cell>
          <table:table-cell office:value-type="float" office:value="39.80221" calcext:value-type="float">
            <text:p>39.80221</text:p>
          </table:table-cell>
          <table:table-cell office:value-type="float" office:value="40.90561" calcext:value-type="float">
            <text:p>40.90561</text:p>
          </table:table-cell>
          <table:table-cell office:value-type="float" office:value="40.64713" calcext:value-type="float">
            <text:p>40.64713</text:p>
          </table:table-cell>
          <table:table-cell office:value-type="float" office:value="40.71117" calcext:value-type="float">
            <text:p>40.71117</text:p>
          </table:table-cell>
          <table:table-cell office:value-type="float" office:value="41.12418" calcext:value-type="float">
            <text:p>41.12418</text:p>
          </table:table-cell>
          <table:table-cell office:value-type="float" office:value="41.17518" calcext:value-type="float">
            <text:p>41.17518</text:p>
          </table:table-cell>
        </table:table-row>
        <table:table-row table:style-name="ro1">
          <table:table-cell/>
          <table:table-cell office:value-type="float" office:value="1.47612684227133E+018" calcext:value-type="float">
            <text:p>1.47612684227133E+0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999999" calcext:value-type="float">
            <text:p>-999999</text:p>
          </table:table-cell>
          <table:table-cell office:value-type="float" office:value="39.4848" calcext:value-type="float">
            <text:p>39.4848</text:p>
          </table:table-cell>
          <table:table-cell office:value-type="float" office:value="40.20316" calcext:value-type="float">
            <text:p>40.20316</text:p>
          </table:table-cell>
          <table:table-cell office:value-type="float" office:value="39.93156" calcext:value-type="float">
            <text:p>39.93156</text:p>
          </table:table-cell>
          <table:table-cell table:number-columns-repeated="15" office:value-type="float" office:value="-999999" calcext:value-type="float">
            <text:p>-999999</text:p>
          </table:table-cell>
          <table:table-cell office:value-type="float" office:value="40.06584" calcext:value-type="float">
            <text:p>40.06584</text:p>
          </table:table-cell>
          <table:table-cell office:value-type="float" office:value="40.54843" calcext:value-type="float">
            <text:p>40.54843</text:p>
          </table:table-cell>
          <table:table-cell office:value-type="float" office:value="40.54043" calcext:value-type="float">
            <text:p>40.54043</text:p>
          </table:table-cell>
          <table:table-cell office:value-type="float" office:value="41.37786" calcext:value-type="float">
            <text:p>41.37786</text:p>
          </table:table-cell>
          <table:table-cell office:value-type="float" office:value="41.42398" calcext:value-type="float">
            <text:p>41.42398</text:p>
          </table:table-cell>
          <table:table-cell office:value-type="float" office:value="40.8984" calcext:value-type="float">
            <text:p>40.8984</text:p>
          </table:table-cell>
          <table:table-cell office:value-type="float" office:value="40.16836" calcext:value-type="float">
            <text:p>40.16836</text:p>
          </table:table-cell>
          <table:table-cell office:value-type="float" office:value="39.97953" calcext:value-type="float">
            <text:p>39.97953</text:p>
          </table:table-cell>
          <table:table-cell office:value-type="float" office:value="41.47471" calcext:value-type="float">
            <text:p>41.47471</text:p>
          </table:table-cell>
          <table:table-cell office:value-type="float" office:value="40.99" calcext:value-type="float">
            <text:p>40.99</text:p>
          </table:table-cell>
          <table:table-cell office:value-type="float" office:value="40.6832" calcext:value-type="float">
            <text:p>40.6832</text:p>
          </table:table-cell>
          <table:table-cell office:value-type="float" office:value="39.60701" calcext:value-type="float">
            <text:p>39.60701</text:p>
          </table:table-cell>
          <table:table-cell office:value-type="float" office:value="40.31455" calcext:value-type="float">
            <text:p>40.31455</text:p>
          </table:table-cell>
          <table:table-cell office:value-type="float" office:value="40.01067" calcext:value-type="float">
            <text:p>40.01067</text:p>
          </table:table-cell>
          <table:table-cell office:value-type="float" office:value="40.41443" calcext:value-type="float">
            <text:p>40.41443</text:p>
          </table:table-cell>
          <table:table-cell office:value-type="float" office:value="40.32255" calcext:value-type="float">
            <text:p>40.32255</text:p>
          </table:table-cell>
          <table:table-cell office:value-type="float" office:value="40.2767" calcext:value-type="float">
            <text:p>40.2767</text:p>
          </table:table-cell>
        </table:table-row>
        <table:table-row table:style-name="ro1">
          <table:table-cell/>
          <table:table-cell office:value-type="float" office:value="1.60671694168945E+018" calcext:value-type="float">
            <text:p>1.60671694168945E+0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999999" calcext:value-type="float">
            <text:p>-999999</text:p>
          </table:table-cell>
          <table:table-cell office:value-type="float" office:value="39.05864" calcext:value-type="float">
            <text:p>39.05864</text:p>
          </table:table-cell>
          <table:table-cell office:value-type="float" office:value="39.66088" calcext:value-type="float">
            <text:p>39.66088</text:p>
          </table:table-cell>
          <table:table-cell office:value-type="float" office:value="39.41753" calcext:value-type="float">
            <text:p>39.41753</text:p>
          </table:table-cell>
          <table:table-cell table:number-columns-repeated="15" office:value-type="float" office:value="-999999" calcext:value-type="float">
            <text:p>-999999</text:p>
          </table:table-cell>
          <table:table-cell office:value-type="float" office:value="39.62931" calcext:value-type="float">
            <text:p>39.62931</text:p>
          </table:table-cell>
          <table:table-cell office:value-type="float" office:value="40.11527" calcext:value-type="float">
            <text:p>40.11527</text:p>
          </table:table-cell>
          <table:table-cell office:value-type="float" office:value="40.11824" calcext:value-type="float">
            <text:p>40.11824</text:p>
          </table:table-cell>
          <table:table-cell office:value-type="float" office:value="40.76148" calcext:value-type="float">
            <text:p>40.76148</text:p>
          </table:table-cell>
          <table:table-cell office:value-type="float" office:value="40.84552" calcext:value-type="float">
            <text:p>40.84552</text:p>
          </table:table-cell>
          <table:table-cell office:value-type="float" office:value="40.28202" calcext:value-type="float">
            <text:p>40.28202</text:p>
          </table:table-cell>
          <table:table-cell office:value-type="float" office:value="39.9474" calcext:value-type="float">
            <text:p>39.9474</text:p>
          </table:table-cell>
          <table:table-cell office:value-type="float" office:value="39.34805" calcext:value-type="float">
            <text:p>39.34805</text:p>
          </table:table-cell>
          <table:table-cell office:value-type="float" office:value="41.34058" calcext:value-type="float">
            <text:p>41.34058</text:p>
          </table:table-cell>
          <table:table-cell office:value-type="float" office:value="40.86385" calcext:value-type="float">
            <text:p>40.86385</text:p>
          </table:table-cell>
          <table:table-cell office:value-type="float" office:value="40.2898" calcext:value-type="float">
            <text:p>40.2898</text:p>
          </table:table-cell>
          <table:table-cell office:value-type="float" office:value="39.5002" calcext:value-type="float">
            <text:p>39.5002</text:p>
          </table:table-cell>
          <table:table-cell office:value-type="float" office:value="39.90988" calcext:value-type="float">
            <text:p>39.90988</text:p>
          </table:table-cell>
          <table:table-cell office:value-type="float" office:value="39.6586" calcext:value-type="float">
            <text:p>39.6586</text:p>
          </table:table-cell>
          <table:table-cell office:value-type="float" office:value="40.31008" calcext:value-type="float">
            <text:p>40.31008</text:p>
          </table:table-cell>
          <table:table-cell office:value-type="float" office:value="40.09342" calcext:value-type="float">
            <text:p>40.09342</text:p>
          </table:table-cell>
          <table:table-cell office:value-type="float" office:value="40.41188" calcext:value-type="float">
            <text:p>40.41188</text:p>
          </table:table-cell>
        </table:table-row>
        <table:table-row table:style-name="ro1">
          <table:table-cell/>
          <table:table-cell office:value-type="float" office:value="1.63145732971721E+018" calcext:value-type="float">
            <text:p>1.63145732971721E+01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999999" calcext:value-type="float">
            <text:p>-999999</text:p>
          </table:table-cell>
          <table:table-cell office:value-type="float" office:value="39.204" calcext:value-type="float">
            <text:p>39.204</text:p>
          </table:table-cell>
          <table:table-cell table:number-columns-repeated="15" office:value-type="float" office:value="-999999" calcext:value-type="float">
            <text:p>-999999</text:p>
          </table:table-cell>
          <table:table-cell office:value-type="float" office:value="39.49995" calcext:value-type="float">
            <text:p>39.49995</text:p>
          </table:table-cell>
          <table:table-cell office:value-type="float" office:value="40.25592" calcext:value-type="float">
            <text:p>40.25592</text:p>
          </table:table-cell>
          <table:table-cell office:value-type="float" office:value="40.32118" calcext:value-type="float">
            <text:p>40.32118</text:p>
          </table:table-cell>
          <table:table-cell office:value-type="float" office:value="40.75853" calcext:value-type="float">
            <text:p>40.75853</text:p>
          </table:table-cell>
          <table:table-cell office:value-type="float" office:value="40.85414" calcext:value-type="float">
            <text:p>40.85414</text:p>
          </table:table-cell>
          <table:table-cell office:value-type="float" office:value="40.27906" calcext:value-type="float">
            <text:p>40.27906</text:p>
          </table:table-cell>
          <table:table-cell office:value-type="float" office:value="39.863" calcext:value-type="float">
            <text:p>39.863</text:p>
          </table:table-cell>
          <table:table-cell office:value-type="float" office:value="39.3122" calcext:value-type="float">
            <text:p>39.3122</text:p>
          </table:table-cell>
          <table:table-cell office:value-type="float" office:value="41.04096" calcext:value-type="float">
            <text:p>41.04096</text:p>
          </table:table-cell>
          <table:table-cell office:value-type="float" office:value="40.55709" calcext:value-type="float">
            <text:p>40.55709</text:p>
          </table:table-cell>
          <table:table-cell office:value-type="float" office:value="40.25033" calcext:value-type="float">
            <text:p>40.25033</text:p>
          </table:table-cell>
          <table:table-cell office:value-type="float" office:value="39.1721" calcext:value-type="float">
            <text:p>39.1721</text:p>
          </table:table-cell>
          <table:table-cell office:value-type="float" office:value="39.8675" calcext:value-type="float">
            <text:p>39.8675</text:p>
          </table:table-cell>
          <table:table-cell office:value-type="float" office:value="39.59282" calcext:value-type="float">
            <text:p>39.59282</text:p>
          </table:table-cell>
          <table:table-cell office:value-type="float" office:value="40.04187" calcext:value-type="float">
            <text:p>40.04187</text:p>
          </table:table-cell>
          <table:table-cell office:value-type="float" office:value="40.07217" calcext:value-type="float">
            <text:p>40.07217</text:p>
          </table:table-cell>
          <table:table-cell office:value-type="float" office:value="40.53087" calcext:value-type="float">
            <text:p>40.53087</text:p>
          </table:table-cell>
        </table:table-row>
        <table:table-row table:style-name="ro1">
          <table:table-cell/>
          <table:table-cell office:value-type="float" office:value="1.9151819076545E+018" calcext:value-type="float">
            <text:p>1.9151819076545E+01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-999999" calcext:value-type="float">
            <text:p>-999999</text:p>
          </table:table-cell>
          <table:table-cell office:value-type="float" office:value="39.78915" calcext:value-type="float">
            <text:p>39.78915</text:p>
          </table:table-cell>
          <table:table-cell office:value-type="float" office:value="39.70343" calcext:value-type="float">
            <text:p>39.70343</text:p>
          </table:table-cell>
          <table:table-cell table:number-columns-repeated="15" office:value-type="float" office:value="-999999" calcext:value-type="float">
            <text:p>-999999</text:p>
          </table:table-cell>
          <table:table-cell office:value-type="float" office:value="39.48881" calcext:value-type="float">
            <text:p>39.48881</text:p>
          </table:table-cell>
          <table:table-cell office:value-type="float" office:value="40.21912" calcext:value-type="float">
            <text:p>40.21912</text:p>
          </table:table-cell>
          <table:table-cell office:value-type="float" office:value="40.20396" calcext:value-type="float">
            <text:p>40.20396</text:p>
          </table:table-cell>
          <table:table-cell office:value-type="float" office:value="40.9331" calcext:value-type="float">
            <text:p>40.9331</text:p>
          </table:table-cell>
          <table:table-cell office:value-type="float" office:value="41.0977" calcext:value-type="float">
            <text:p>41.0977</text:p>
          </table:table-cell>
          <table:table-cell office:value-type="float" office:value="40.45364" calcext:value-type="float">
            <text:p>40.45364</text:p>
          </table:table-cell>
          <table:table-cell office:value-type="float" office:value="39.85471" calcext:value-type="float">
            <text:p>39.85471</text:p>
          </table:table-cell>
          <table:table-cell office:value-type="float" office:value="39.44832" calcext:value-type="float">
            <text:p>39.44832</text:p>
          </table:table-cell>
          <table:table-cell office:value-type="float" office:value="40.76836" calcext:value-type="float">
            <text:p>40.76836</text:p>
          </table:table-cell>
          <table:table-cell office:value-type="float" office:value="40.27893" calcext:value-type="float">
            <text:p>40.27893</text:p>
          </table:table-cell>
          <table:table-cell office:value-type="float" office:value="40.23513" calcext:value-type="float">
            <text:p>40.23513</text:p>
          </table:table-cell>
          <table:table-cell office:value-type="float" office:value="38.76556" calcext:value-type="float">
            <text:p>38.76556</text:p>
          </table:table-cell>
          <table:table-cell office:value-type="float" office:value="39.78524" calcext:value-type="float">
            <text:p>39.78524</text:p>
          </table:table-cell>
          <table:table-cell office:value-type="float" office:value="39.5111" calcext:value-type="float">
            <text:p>39.5111</text:p>
          </table:table-cell>
          <table:table-cell office:value-type="float" office:value="39.69523" calcext:value-type="float">
            <text:p>39.69523</text:p>
          </table:table-cell>
          <table:table-cell office:value-type="float" office:value="39.79276" calcext:value-type="float">
            <text:p>39.79276</text:p>
          </table:table-cell>
          <table:table-cell office:value-type="float" office:value="40.1372" calcext:value-type="float">
            <text:p>40.1372</text:p>
          </table:table-cell>
        </table:table-row>
        <table:table-row table:style-name="ro1">
          <table:table-cell/>
          <table:table-cell office:value-type="float" office:value="1.9827903318165E+018" calcext:value-type="float">
            <text:p>1.9827903318165E+0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999999" calcext:value-type="float">
            <text:p>-999999</text:p>
          </table:table-cell>
          <table:table-cell office:value-type="float" office:value="39.36169" calcext:value-type="float">
            <text:p>39.36169</text:p>
          </table:table-cell>
          <table:table-cell office:value-type="float" office:value="39.43007" calcext:value-type="float">
            <text:p>39.43007</text:p>
          </table:table-cell>
          <table:table-cell office:value-type="float" office:value="39.17529" calcext:value-type="float">
            <text:p>39.17529</text:p>
          </table:table-cell>
          <table:table-cell table:number-columns-repeated="15" office:value-type="float" office:value="-999999" calcext:value-type="float">
            <text:p>-999999</text:p>
          </table:table-cell>
          <table:table-cell office:value-type="float" office:value="39.28463" calcext:value-type="float">
            <text:p>39.28463</text:p>
          </table:table-cell>
          <table:table-cell office:value-type="float" office:value="39.65821" calcext:value-type="float">
            <text:p>39.65821</text:p>
          </table:table-cell>
          <table:table-cell office:value-type="float" office:value="39.74512" calcext:value-type="float">
            <text:p>39.74512</text:p>
          </table:table-cell>
          <table:table-cell office:value-type="float" office:value="40.39664" calcext:value-type="float">
            <text:p>40.39664</text:p>
          </table:table-cell>
          <table:table-cell office:value-type="float" office:value="40.42856" calcext:value-type="float">
            <text:p>40.42856</text:p>
          </table:table-cell>
          <table:table-cell office:value-type="float" office:value="39.91717" calcext:value-type="float">
            <text:p>39.91717</text:p>
          </table:table-cell>
          <table:table-cell office:value-type="float" office:value="39.46544" calcext:value-type="float">
            <text:p>39.46544</text:p>
          </table:table-cell>
          <table:table-cell office:value-type="float" office:value="38.82049" calcext:value-type="float">
            <text:p>38.82049</text:p>
          </table:table-cell>
          <table:table-cell office:value-type="float" office:value="40.842" calcext:value-type="float">
            <text:p>40.842</text:p>
          </table:table-cell>
          <table:table-cell office:value-type="float" office:value="40.36224" calcext:value-type="float">
            <text:p>40.36224</text:p>
          </table:table-cell>
          <table:table-cell office:value-type="float" office:value="39.86856" calcext:value-type="float">
            <text:p>39.86856</text:p>
          </table:table-cell>
          <table:table-cell office:value-type="float" office:value="39.18941" calcext:value-type="float">
            <text:p>39.18941</text:p>
          </table:table-cell>
          <table:table-cell office:value-type="float" office:value="39.52374" calcext:value-type="float">
            <text:p>39.52374</text:p>
          </table:table-cell>
          <table:table-cell office:value-type="float" office:value="39.30629" calcext:value-type="float">
            <text:p>39.30629</text:p>
          </table:table-cell>
          <table:table-cell office:value-type="float" office:value="39.86443" calcext:value-type="float">
            <text:p>39.86443</text:p>
          </table:table-cell>
          <table:table-cell office:value-type="float" office:value="39.54829" calcext:value-type="float">
            <text:p>39.54829</text:p>
          </table:table-cell>
          <table:table-cell office:value-type="float" office:value="43.95417" calcext:value-type="float">
            <text:p>43.95417</text:p>
          </table:table-cell>
        </table:table-row>
        <table:table-row table:style-name="ro1">
          <table:table-cell/>
          <table:table-cell office:value-type="float" office:value="2.01201207061829E+018" calcext:value-type="float">
            <text:p>2.01201207061829E+0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99999" calcext:value-type="float">
            <text:p>-999999</text:p>
          </table:table-cell>
          <table:table-cell office:value-type="float" office:value="39.07887" calcext:value-type="float">
            <text:p>39.07887</text:p>
          </table:table-cell>
          <table:table-cell office:value-type="float" office:value="-999999" calcext:value-type="float">
            <text:p>-999999</text:p>
          </table:table-cell>
          <table:table-cell office:value-type="float" office:value="39.70532" calcext:value-type="float">
            <text:p>39.70532</text:p>
          </table:table-cell>
          <table:table-cell table:number-columns-repeated="15" office:value-type="float" office:value="-999999" calcext:value-type="float">
            <text:p>-999999</text:p>
          </table:table-cell>
          <table:table-cell office:value-type="float" office:value="39.01838" calcext:value-type="float">
            <text:p>39.01838</text:p>
          </table:table-cell>
          <table:table-cell office:value-type="float" office:value="40.04186" calcext:value-type="float">
            <text:p>40.04186</text:p>
          </table:table-cell>
          <table:table-cell office:value-type="float" office:value="40.07994" calcext:value-type="float">
            <text:p>40.07994</text:p>
          </table:table-cell>
          <table:table-cell office:value-type="float" office:value="40.53288" calcext:value-type="float">
            <text:p>40.53288</text:p>
          </table:table-cell>
          <table:table-cell office:value-type="float" office:value="40.22087" calcext:value-type="float">
            <text:p>40.22087</text:p>
          </table:table-cell>
          <table:table-cell office:value-type="float" office:value="40.05342" calcext:value-type="float">
            <text:p>40.05342</text:p>
          </table:table-cell>
          <table:table-cell office:value-type="float" office:value="39.67354" calcext:value-type="float">
            <text:p>39.67354</text:p>
          </table:table-cell>
          <table:table-cell office:value-type="float" office:value="-999999" calcext:value-type="float">
            <text:p>-999999</text:p>
          </table:table-cell>
          <table:table-cell office:value-type="float" office:value="40.36972" calcext:value-type="float">
            <text:p>40.36972</text:p>
          </table:table-cell>
          <table:table-cell office:value-type="float" office:value="39.89007" calcext:value-type="float">
            <text:p>39.89007</text:p>
          </table:table-cell>
          <table:table-cell office:value-type="float" office:value="39.58937" calcext:value-type="float">
            <text:p>39.58937</text:p>
          </table:table-cell>
          <table:table-cell office:value-type="float" office:value="38.40006" calcext:value-type="float">
            <text:p>38.40006</text:p>
          </table:table-cell>
          <table:table-cell office:value-type="float" office:value="39.21416" calcext:value-type="float">
            <text:p>39.21416</text:p>
          </table:table-cell>
          <table:table-cell office:value-type="float" office:value="38.90639" calcext:value-type="float">
            <text:p>38.90639</text:p>
          </table:table-cell>
          <table:table-cell office:value-type="float" office:value="39.50551" calcext:value-type="float">
            <text:p>39.50551</text:p>
          </table:table-cell>
          <table:table-cell table:number-columns-repeated="2" office:value-type="float" office:value="-999999" calcext:value-type="float">
            <text:p>-999999</text:p>
          </table:table-cell>
        </table:table-row>
        <table:table-row table:style-name="ro1">
          <table:table-cell/>
          <table:table-cell office:value-type="float" office:value="2.04591522648165E+018" calcext:value-type="float">
            <text:p>2.04591522648165E+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999999" calcext:value-type="float">
            <text:p>-999999</text:p>
          </table:table-cell>
          <table:table-cell office:value-type="float" office:value="38.96229" calcext:value-type="float">
            <text:p>38.96229</text:p>
          </table:table-cell>
          <table:table-cell table:number-columns-repeated="17" office:value-type="float" office:value="-999999" calcext:value-type="float">
            <text:p>-999999</text:p>
          </table:table-cell>
          <table:table-cell office:value-type="float" office:value="39.41681" calcext:value-type="float">
            <text:p>39.41681</text:p>
          </table:table-cell>
          <table:table-cell office:value-type="float" office:value="39.89239" calcext:value-type="float">
            <text:p>39.89239</text:p>
          </table:table-cell>
          <table:table-cell office:value-type="float" office:value="39.87293" calcext:value-type="float">
            <text:p>39.87293</text:p>
          </table:table-cell>
          <table:table-cell office:value-type="float" office:value="40.45968" calcext:value-type="float">
            <text:p>40.45968</text:p>
          </table:table-cell>
          <table:table-cell office:value-type="float" office:value="40.37758" calcext:value-type="float">
            <text:p>40.37758</text:p>
          </table:table-cell>
          <table:table-cell office:value-type="float" office:value="39.98022" calcext:value-type="float">
            <text:p>39.98022</text:p>
          </table:table-cell>
          <table:table-cell office:value-type="float" office:value="39.6693" calcext:value-type="float">
            <text:p>39.6693</text:p>
          </table:table-cell>
          <table:table-cell office:value-type="float" office:value="38.9296" calcext:value-type="float">
            <text:p>38.9296</text:p>
          </table:table-cell>
          <table:table-cell office:value-type="float" office:value="40.68053" calcext:value-type="float">
            <text:p>40.68053</text:p>
          </table:table-cell>
          <table:table-cell office:value-type="float" office:value="40.22659" calcext:value-type="float">
            <text:p>40.22659</text:p>
          </table:table-cell>
          <table:table-cell office:value-type="float" office:value="39.67886" calcext:value-type="float">
            <text:p>39.67886</text:p>
          </table:table-cell>
          <table:table-cell office:value-type="float" office:value="38.69338" calcext:value-type="float">
            <text:p>38.69338</text:p>
          </table:table-cell>
          <table:table-cell office:value-type="float" office:value="39.19014" calcext:value-type="float">
            <text:p>39.19014</text:p>
          </table:table-cell>
          <table:table-cell office:value-type="float" office:value="38.84231" calcext:value-type="float">
            <text:p>38.84231</text:p>
          </table:table-cell>
          <table:table-cell office:value-type="float" office:value="39.57227" calcext:value-type="float">
            <text:p>39.57227</text:p>
          </table:table-cell>
          <table:table-cell office:value-type="float" office:value="39.54977" calcext:value-type="float">
            <text:p>39.54977</text:p>
          </table:table-cell>
          <table:table-cell office:value-type="float" office:value="39.85857" calcext:value-type="float">
            <text:p>39.85857</text:p>
          </table:table-cell>
        </table:table-row>
        <table:table-row table:style-name="ro1">
          <table:table-cell/>
          <table:table-cell office:value-type="float" office:value="2.23043828500243E+018" calcext:value-type="float">
            <text:p>2.23043828500243E+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999999" calcext:value-type="float">
            <text:p>-999999</text:p>
          </table:table-cell>
          <table:table-cell office:value-type="float" office:value="39.38557" calcext:value-type="float">
            <text:p>39.38557</text:p>
          </table:table-cell>
          <table:table-cell table:number-columns-repeated="17" office:value-type="float" office:value="-999999" calcext:value-type="float">
            <text:p>-999999</text:p>
          </table:table-cell>
          <table:table-cell office:value-type="float" office:value="39.62549" calcext:value-type="float">
            <text:p>39.62549</text:p>
          </table:table-cell>
          <table:table-cell office:value-type="float" office:value="40.12178" calcext:value-type="float">
            <text:p>40.12178</text:p>
          </table:table-cell>
          <table:table-cell office:value-type="float" office:value="40.11705" calcext:value-type="float">
            <text:p>40.11705</text:p>
          </table:table-cell>
          <table:table-cell office:value-type="float" office:value="40.74756" calcext:value-type="float">
            <text:p>40.74756</text:p>
          </table:table-cell>
          <table:table-cell office:value-type="float" office:value="40.64939" calcext:value-type="float">
            <text:p>40.64939</text:p>
          </table:table-cell>
          <table:table-cell office:value-type="float" office:value="40.2681" calcext:value-type="float">
            <text:p>40.2681</text:p>
          </table:table-cell>
          <table:table-cell office:value-type="float" office:value="39.85068" calcext:value-type="float">
            <text:p>39.85068</text:p>
          </table:table-cell>
          <table:table-cell office:value-type="float" office:value="39.20652" calcext:value-type="float">
            <text:p>39.20652</text:p>
          </table:table-cell>
          <table:table-cell office:value-type="float" office:value="41.09022" calcext:value-type="float">
            <text:p>41.09022</text:p>
          </table:table-cell>
          <table:table-cell office:value-type="float" office:value="40.62117" calcext:value-type="float">
            <text:p>40.62117</text:p>
          </table:table-cell>
          <table:table-cell office:value-type="float" office:value="40.04807" calcext:value-type="float">
            <text:p>40.04807</text:p>
          </table:table-cell>
          <table:table-cell office:value-type="float" office:value="39.11266" calcext:value-type="float">
            <text:p>39.11266</text:p>
          </table:table-cell>
          <table:table-cell office:value-type="float" office:value="39.6656" calcext:value-type="float">
            <text:p>39.6656</text:p>
          </table:table-cell>
          <table:table-cell office:value-type="float" office:value="39.33449" calcext:value-type="float">
            <text:p>39.33449</text:p>
          </table:table-cell>
          <table:table-cell office:value-type="float" office:value="39.99206" calcext:value-type="float">
            <text:p>39.99206</text:p>
          </table:table-cell>
          <table:table-cell office:value-type="float" office:value="39.93951" calcext:value-type="float">
            <text:p>39.93951</text:p>
          </table:table-cell>
          <table:table-cell office:value-type="float" office:value="40.13975" calcext:value-type="float">
            <text:p>40.13975</text:p>
          </table:table-cell>
        </table:table-row>
        <table:table-row table:style-name="ro1">
          <table:table-cell/>
          <table:table-cell office:value-type="float" office:value="2.26875737071474E+018" calcext:value-type="float">
            <text:p>2.26875737071474E+0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-999999" calcext:value-type="float">
            <text:p>-999999</text:p>
          </table:table-cell>
          <table:table-cell office:value-type="float" office:value="36.33257" calcext:value-type="float">
            <text:p>36.33257</text:p>
          </table:table-cell>
          <table:table-cell office:value-type="float" office:value="36.15326" calcext:value-type="float">
            <text:p>36.15326</text:p>
          </table:table-cell>
          <table:table-cell table:number-columns-repeated="6" office:value-type="float" office:value="-999999" calcext:value-type="float">
            <text:p>-999999</text:p>
          </table:table-cell>
          <table:table-cell office:value-type="float" office:value="36.32661" calcext:value-type="float">
            <text:p>36.32661</text:p>
          </table:table-cell>
          <table:table-cell table:number-columns-repeated="8" office:value-type="float" office:value="-999999" calcext:value-type="float">
            <text:p>-999999</text:p>
          </table:table-cell>
          <table:table-cell office:value-type="float" office:value="37.19823" calcext:value-type="float">
            <text:p>37.19823</text:p>
          </table:table-cell>
          <table:table-cell office:value-type="float" office:value="37.83673" calcext:value-type="float">
            <text:p>37.83673</text:p>
          </table:table-cell>
          <table:table-cell office:value-type="float" office:value="37.75183" calcext:value-type="float">
            <text:p>37.75183</text:p>
          </table:table-cell>
          <table:table-cell office:value-type="float" office:value="37.89442" calcext:value-type="float">
            <text:p>37.89442</text:p>
          </table:table-cell>
          <table:table-cell office:value-type="float" office:value="38.53219" calcext:value-type="float">
            <text:p>38.53219</text:p>
          </table:table-cell>
          <table:table-cell office:value-type="float" office:value="37.41496" calcext:value-type="float">
            <text:p>37.41496</text:p>
          </table:table-cell>
          <table:table-cell office:value-type="float" office:value="37.88153" calcext:value-type="float">
            <text:p>37.88153</text:p>
          </table:table-cell>
          <table:table-cell office:value-type="float" office:value="37.03569" calcext:value-type="float">
            <text:p>37.03569</text:p>
          </table:table-cell>
          <table:table-cell office:value-type="float" office:value="38.89585" calcext:value-type="float">
            <text:p>38.89585</text:p>
          </table:table-cell>
          <table:table-cell office:value-type="float" office:value="38.41719" calcext:value-type="float">
            <text:p>38.41719</text:p>
          </table:table-cell>
          <table:table-cell office:value-type="float" office:value="37.92405" calcext:value-type="float">
            <text:p>37.92405</text:p>
          </table:table-cell>
          <table:table-cell office:value-type="float" office:value="37.34188" calcext:value-type="float">
            <text:p>37.34188</text:p>
          </table:table-cell>
          <table:table-cell office:value-type="float" office:value="37.61635" calcext:value-type="float">
            <text:p>37.61635</text:p>
          </table:table-cell>
          <table:table-cell office:value-type="float" office:value="37.38527" calcext:value-type="float">
            <text:p>37.38527</text:p>
          </table:table-cell>
          <table:table-cell office:value-type="float" office:value="37.82087" calcext:value-type="float">
            <text:p>37.82087</text:p>
          </table:table-cell>
          <table:table-cell table:number-columns-repeated="2" office:value-type="float" office:value="-999999" calcext:value-type="float">
            <text:p>-999999</text:p>
          </table:table-cell>
        </table:table-row>
        <table:table-row table:style-name="ro1">
          <table:table-cell/>
          <table:table-cell office:value-type="float" office:value="2.36106246587524E+018" calcext:value-type="float">
            <text:p>2.36106246587524E+0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999999" calcext:value-type="float">
            <text:p>-999999</text:p>
          </table:table-cell>
          <table:table-cell office:value-type="float" office:value="38.8739" calcext:value-type="float">
            <text:p>38.8739</text:p>
          </table:table-cell>
          <table:table-cell office:value-type="float" office:value="39.72114" calcext:value-type="float">
            <text:p>39.72114</text:p>
          </table:table-cell>
          <table:table-cell office:value-type="float" office:value="39.56812" calcext:value-type="float">
            <text:p>39.56812</text:p>
          </table:table-cell>
          <table:table-cell table:number-columns-repeated="15" office:value-type="float" office:value="-999999" calcext:value-type="float">
            <text:p>-999999</text:p>
          </table:table-cell>
          <table:table-cell office:value-type="float" office:value="39.69701" calcext:value-type="float">
            <text:p>39.69701</text:p>
          </table:table-cell>
          <table:table-cell office:value-type="float" office:value="39.82789" calcext:value-type="float">
            <text:p>39.82789</text:p>
          </table:table-cell>
          <table:table-cell office:value-type="float" office:value="39.80029" calcext:value-type="float">
            <text:p>39.80029</text:p>
          </table:table-cell>
          <table:table-cell office:value-type="float" office:value="40.50082" calcext:value-type="float">
            <text:p>40.50082</text:p>
          </table:table-cell>
          <table:table-cell office:value-type="float" office:value="40.55706" calcext:value-type="float">
            <text:p>40.55706</text:p>
          </table:table-cell>
          <table:table-cell office:value-type="float" office:value="40.02136" calcext:value-type="float">
            <text:p>40.02136</text:p>
          </table:table-cell>
          <table:table-cell office:value-type="float" office:value="39.74061" calcext:value-type="float">
            <text:p>39.74061</text:p>
          </table:table-cell>
          <table:table-cell office:value-type="float" office:value="39.12913" calcext:value-type="float">
            <text:p>39.12913</text:p>
          </table:table-cell>
          <table:table-cell office:value-type="float" office:value="41.14828" calcext:value-type="float">
            <text:p>41.14828</text:p>
          </table:table-cell>
          <table:table-cell office:value-type="float" office:value="40.67635" calcext:value-type="float">
            <text:p>40.67635</text:p>
          </table:table-cell>
          <table:table-cell office:value-type="float" office:value="39.98764" calcext:value-type="float">
            <text:p>39.98764</text:p>
          </table:table-cell>
          <table:table-cell office:value-type="float" office:value="39.43056" calcext:value-type="float">
            <text:p>39.43056</text:p>
          </table:table-cell>
          <table:table-cell office:value-type="float" office:value="39.62978" calcext:value-type="float">
            <text:p>39.62978</text:p>
          </table:table-cell>
          <table:table-cell office:value-type="float" office:value="39.34859" calcext:value-type="float">
            <text:p>39.34859</text:p>
          </table:table-cell>
          <table:table-cell office:value-type="float" office:value="40.13552" calcext:value-type="float">
            <text:p>40.13552</text:p>
          </table:table-cell>
          <table:table-cell office:value-type="float" office:value="38.76186" calcext:value-type="float">
            <text:p>38.76186</text:p>
          </table:table-cell>
          <table:table-cell office:value-type="float" office:value="40.13722" calcext:value-type="float">
            <text:p>40.13722</text:p>
          </table:table-cell>
        </table:table-row>
        <table:table-row table:style-name="ro1">
          <table:table-cell/>
          <table:table-cell office:value-type="float" office:value="2.39823228762904E+018" calcext:value-type="float">
            <text:p>2.39823228762904E+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999999" calcext:value-type="float">
            <text:p>-999999</text:p>
          </table:table-cell>
          <table:table-cell office:value-type="float" office:value="38.42393" calcext:value-type="float">
            <text:p>38.42393</text:p>
          </table:table-cell>
          <table:table-cell table:number-columns-repeated="17" office:value-type="float" office:value="-999999" calcext:value-type="float">
            <text:p>-999999</text:p>
          </table:table-cell>
          <table:table-cell office:value-type="float" office:value="39.64268" calcext:value-type="float">
            <text:p>39.64268</text:p>
          </table:table-cell>
          <table:table-cell office:value-type="float" office:value="39.99862" calcext:value-type="float">
            <text:p>39.99862</text:p>
          </table:table-cell>
          <table:table-cell office:value-type="float" office:value="40.11245" calcext:value-type="float">
            <text:p>40.11245</text:p>
          </table:table-cell>
          <table:table-cell office:value-type="float" office:value="40.01654" calcext:value-type="float">
            <text:p>40.01654</text:p>
          </table:table-cell>
          <table:table-cell office:value-type="float" office:value="41.1742" calcext:value-type="float">
            <text:p>41.1742</text:p>
          </table:table-cell>
          <table:table-cell office:value-type="float" office:value="39.53708" calcext:value-type="float">
            <text:p>39.53708</text:p>
          </table:table-cell>
          <table:table-cell office:value-type="float" office:value="39.46154" calcext:value-type="float">
            <text:p>39.46154</text:p>
          </table:table-cell>
          <table:table-cell office:value-type="float" office:value="39.72075" calcext:value-type="float">
            <text:p>39.72075</text:p>
          </table:table-cell>
          <table:table-cell office:value-type="float" office:value="41.22614" calcext:value-type="float">
            <text:p>41.22614</text:p>
          </table:table-cell>
          <table:table-cell office:value-type="float" office:value="40.73581" calcext:value-type="float">
            <text:p>40.73581</text:p>
          </table:table-cell>
          <table:table-cell office:value-type="float" office:value="40.59898" calcext:value-type="float">
            <text:p>40.59898</text:p>
          </table:table-cell>
          <table:table-cell office:value-type="float" office:value="39.12691" calcext:value-type="float">
            <text:p>39.12691</text:p>
          </table:table-cell>
          <table:table-cell office:value-type="float" office:value="40.2234" calcext:value-type="float">
            <text:p>40.2234</text:p>
          </table:table-cell>
          <table:table-cell office:value-type="float" office:value="39.96666" calcext:value-type="float">
            <text:p>39.96666</text:p>
          </table:table-cell>
          <table:table-cell office:value-type="float" office:value="40.03144" calcext:value-type="float">
            <text:p>40.03144</text:p>
          </table:table-cell>
          <table:table-cell office:value-type="float" office:value="40.59071" calcext:value-type="float">
            <text:p>40.59071</text:p>
          </table:table-cell>
          <table:table-cell office:value-type="float" office:value="40.53989" calcext:value-type="float">
            <text:p>40.53989</text:p>
          </table:table-cell>
        </table:table-row>
        <table:table-row table:style-name="ro1">
          <table:table-cell/>
          <table:table-cell office:value-type="float" office:value="2.43090950582806E+018" calcext:value-type="float">
            <text:p>2.43090950582806E+01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-999999" calcext:value-type="float">
            <text:p>-999999</text:p>
          </table:table-cell>
          <table:table-cell office:value-type="float" office:value="39.76827" calcext:value-type="float">
            <text:p>39.76827</text:p>
          </table:table-cell>
          <table:table-cell office:value-type="float" office:value="39.36856" calcext:value-type="float">
            <text:p>39.36856</text:p>
          </table:table-cell>
          <table:table-cell table:number-columns-repeated="15" office:value-type="float" office:value="-999999" calcext:value-type="float">
            <text:p>-999999</text:p>
          </table:table-cell>
          <table:table-cell office:value-type="float" office:value="39.50447" calcext:value-type="float">
            <text:p>39.50447</text:p>
          </table:table-cell>
          <table:table-cell office:value-type="float" office:value="40.22971" calcext:value-type="float">
            <text:p>40.22971</text:p>
          </table:table-cell>
          <table:table-cell office:value-type="float" office:value="40.29811" calcext:value-type="float">
            <text:p>40.29811</text:p>
          </table:table-cell>
          <table:table-cell office:value-type="float" office:value="40.8018" calcext:value-type="float">
            <text:p>40.8018</text:p>
          </table:table-cell>
          <table:table-cell office:value-type="float" office:value="40.64518" calcext:value-type="float">
            <text:p>40.64518</text:p>
          </table:table-cell>
          <table:table-cell office:value-type="float" office:value="40.32233" calcext:value-type="float">
            <text:p>40.32233</text:p>
          </table:table-cell>
          <table:table-cell office:value-type="float" office:value="39.93635" calcext:value-type="float">
            <text:p>39.93635</text:p>
          </table:table-cell>
          <table:table-cell office:value-type="float" office:value="39.1536" calcext:value-type="float">
            <text:p>39.1536</text:p>
          </table:table-cell>
          <table:table-cell office:value-type="float" office:value="41.10193" calcext:value-type="float">
            <text:p>41.10193</text:p>
          </table:table-cell>
          <table:table-cell office:value-type="float" office:value="40.61609" calcext:value-type="float">
            <text:p>40.61609</text:p>
          </table:table-cell>
          <table:table-cell office:value-type="float" office:value="40.08045" calcext:value-type="float">
            <text:p>40.08045</text:p>
          </table:table-cell>
          <table:table-cell office:value-type="float" office:value="39.1254" calcext:value-type="float">
            <text:p>39.1254</text:p>
          </table:table-cell>
          <table:table-cell office:value-type="float" office:value="39.74126" calcext:value-type="float">
            <text:p>39.74126</text:p>
          </table:table-cell>
          <table:table-cell office:value-type="float" office:value="39.47068" calcext:value-type="float">
            <text:p>39.47068</text:p>
          </table:table-cell>
          <table:table-cell office:value-type="float" office:value="40.01516" calcext:value-type="float">
            <text:p>40.01516</text:p>
          </table:table-cell>
          <table:table-cell office:value-type="float" office:value="40.15543" calcext:value-type="float">
            <text:p>40.15543</text:p>
          </table:table-cell>
          <table:table-cell office:value-type="float" office:value="40.30075" calcext:value-type="float">
            <text:p>40.30075</text:p>
          </table:table-cell>
        </table:table-row>
        <table:table-row table:style-name="ro1">
          <table:table-cell/>
          <table:table-cell office:value-type="float" office:value="2.43535867115736E+018" calcext:value-type="float">
            <text:p>2.43535867115736E+0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999999" calcext:value-type="float">
            <text:p>-999999</text:p>
          </table:table-cell>
          <table:table-cell office:value-type="float" office:value="39.43145" calcext:value-type="float">
            <text:p>39.43145</text:p>
          </table:table-cell>
          <table:table-cell office:value-type="float" office:value="39.8057" calcext:value-type="float">
            <text:p>39.8057</text:p>
          </table:table-cell>
          <table:table-cell office:value-type="float" office:value="39.51172" calcext:value-type="float">
            <text:p>39.51172</text:p>
          </table:table-cell>
          <table:table-cell table:number-columns-repeated="15" office:value-type="float" office:value="-999999" calcext:value-type="float">
            <text:p>-999999</text:p>
          </table:table-cell>
          <table:table-cell office:value-type="float" office:value="39.45488" calcext:value-type="float">
            <text:p>39.45488</text:p>
          </table:table-cell>
          <table:table-cell office:value-type="float" office:value="39.97581" calcext:value-type="float">
            <text:p>39.97581</text:p>
          </table:table-cell>
          <table:table-cell office:value-type="float" office:value="40.06343" calcext:value-type="float">
            <text:p>40.06343</text:p>
          </table:table-cell>
          <table:table-cell office:value-type="float" office:value="40.29684" calcext:value-type="float">
            <text:p>40.29684</text:p>
          </table:table-cell>
          <table:table-cell office:value-type="float" office:value="40.70337" calcext:value-type="float">
            <text:p>40.70337</text:p>
          </table:table-cell>
          <table:table-cell office:value-type="float" office:value="39.81737" calcext:value-type="float">
            <text:p>39.81737</text:p>
          </table:table-cell>
          <table:table-cell office:value-type="float" office:value="39.79296" calcext:value-type="float">
            <text:p>39.79296</text:p>
          </table:table-cell>
          <table:table-cell office:value-type="float" office:value="39.09129" calcext:value-type="float">
            <text:p>39.09129</text:p>
          </table:table-cell>
          <table:table-cell office:value-type="float" office:value="41.06026" calcext:value-type="float">
            <text:p>41.06026</text:p>
          </table:table-cell>
          <table:table-cell office:value-type="float" office:value="40.57513" calcext:value-type="float">
            <text:p>40.57513</text:p>
          </table:table-cell>
          <table:table-cell office:value-type="float" office:value="40.13825" calcext:value-type="float">
            <text:p>40.13825</text:p>
          </table:table-cell>
          <table:table-cell office:value-type="float" office:value="39.53189" calcext:value-type="float">
            <text:p>39.53189</text:p>
          </table:table-cell>
          <table:table-cell office:value-type="float" office:value="39.69317" calcext:value-type="float">
            <text:p>39.69317</text:p>
          </table:table-cell>
          <table:table-cell office:value-type="float" office:value="39.48991" calcext:value-type="float">
            <text:p>39.48991</text:p>
          </table:table-cell>
          <table:table-cell office:value-type="float" office:value="40.034" calcext:value-type="float">
            <text:p>40.034</text:p>
          </table:table-cell>
          <table:table-cell office:value-type="float" office:value="39.81165" calcext:value-type="float">
            <text:p>39.81165</text:p>
          </table:table-cell>
          <table:table-cell office:value-type="float" office:value="40.28965" calcext:value-type="float">
            <text:p>40.28965</text:p>
          </table:table-cell>
        </table:table-row>
        <table:table-row table:style-name="ro1">
          <table:table-cell/>
          <table:table-cell office:value-type="float" office:value="2.43769595957716E+018" calcext:value-type="float">
            <text:p>2.43769595957716E+0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999999" calcext:value-type="float">
            <text:p>-999999</text:p>
          </table:table-cell>
          <table:table-cell office:value-type="float" office:value="38.46665" calcext:value-type="float">
            <text:p>38.46665</text:p>
          </table:table-cell>
          <table:table-cell office:value-type="float" office:value="39.17323" calcext:value-type="float">
            <text:p>39.17323</text:p>
          </table:table-cell>
          <table:table-cell office:value-type="float" office:value="38.86971" calcext:value-type="float">
            <text:p>38.86971</text:p>
          </table:table-cell>
          <table:table-cell table:number-columns-repeated="15" office:value-type="float" office:value="-999999" calcext:value-type="float">
            <text:p>-999999</text:p>
          </table:table-cell>
          <table:table-cell office:value-type="float" office:value="39.30749" calcext:value-type="float">
            <text:p>39.30749</text:p>
          </table:table-cell>
          <table:table-cell office:value-type="float" office:value="39.95337" calcext:value-type="float">
            <text:p>39.95337</text:p>
          </table:table-cell>
          <table:table-cell office:value-type="float" office:value="40.0239" calcext:value-type="float">
            <text:p>40.0239</text:p>
          </table:table-cell>
          <table:table-cell office:value-type="float" office:value="40.26653" calcext:value-type="float">
            <text:p>40.26653</text:p>
          </table:table-cell>
          <table:table-cell office:value-type="float" office:value="40.70791" calcext:value-type="float">
            <text:p>40.70791</text:p>
          </table:table-cell>
          <table:table-cell office:value-type="float" office:value="39.78706" calcext:value-type="float">
            <text:p>39.78706</text:p>
          </table:table-cell>
          <table:table-cell office:value-type="float" office:value="39.63816" calcext:value-type="float">
            <text:p>39.63816</text:p>
          </table:table-cell>
          <table:table-cell office:value-type="float" office:value="39.23531" calcext:value-type="float">
            <text:p>39.23531</text:p>
          </table:table-cell>
          <table:table-cell office:value-type="float" office:value="40.7113" calcext:value-type="float">
            <text:p>40.7113</text:p>
          </table:table-cell>
          <table:table-cell office:value-type="float" office:value="40.23306" calcext:value-type="float">
            <text:p>40.23306</text:p>
          </table:table-cell>
          <table:table-cell office:value-type="float" office:value="40.1376" calcext:value-type="float">
            <text:p>40.1376</text:p>
          </table:table-cell>
          <table:table-cell office:value-type="float" office:value="39.07105" calcext:value-type="float">
            <text:p>39.07105</text:p>
          </table:table-cell>
          <table:table-cell office:value-type="float" office:value="39.78598" calcext:value-type="float">
            <text:p>39.78598</text:p>
          </table:table-cell>
          <table:table-cell office:value-type="float" office:value="39.55027" calcext:value-type="float">
            <text:p>39.55027</text:p>
          </table:table-cell>
          <table:table-cell office:value-type="float" office:value="39.68293" calcext:value-type="float">
            <text:p>39.68293</text:p>
          </table:table-cell>
          <table:table-cell office:value-type="float" office:value="-999999" calcext:value-type="float">
            <text:p>-999999</text:p>
          </table:table-cell>
          <table:table-cell office:value-type="float" office:value="45.19028" calcext:value-type="float">
            <text:p>45.19028</text:p>
          </table:table-cell>
        </table:table-row>
        <table:table-row table:style-name="ro1">
          <table:table-cell/>
          <table:table-cell office:value-type="float" office:value="2.49167785523521E+018" calcext:value-type="float">
            <text:p>2.49167785523521E+018</text:p>
          </table:table-cell>
          <table:table-cell office:value-type="float" office:value="4" calcext:value-type="float">
            <text:p>4</text:p>
          </table:table-cell>
          <table:table-cell office:value-type="float" office:value="39.3139" calcext:value-type="float">
            <text:p>39.3139</text:p>
          </table:table-cell>
          <table:table-cell office:value-type="float" office:value="-999999" calcext:value-type="float">
            <text:p>-999999</text:p>
          </table:table-cell>
          <table:table-cell office:value-type="float" office:value="39.24961" calcext:value-type="float">
            <text:p>39.24961</text:p>
          </table:table-cell>
          <table:table-cell office:value-type="float" office:value="39.8263" calcext:value-type="float">
            <text:p>39.8263</text:p>
          </table:table-cell>
          <table:table-cell office:value-type="float" office:value="39.60859" calcext:value-type="float">
            <text:p>39.60859</text:p>
          </table:table-cell>
          <table:table-cell table:number-columns-repeated="15" office:value-type="float" office:value="-999999" calcext:value-type="float">
            <text:p>-999999</text:p>
          </table:table-cell>
          <table:table-cell office:value-type="float" office:value="39.16712" calcext:value-type="float">
            <text:p>39.16712</text:p>
          </table:table-cell>
          <table:table-cell office:value-type="float" office:value="39.6287" calcext:value-type="float">
            <text:p>39.6287</text:p>
          </table:table-cell>
          <table:table-cell office:value-type="float" office:value="39.65777" calcext:value-type="float">
            <text:p>39.65777</text:p>
          </table:table-cell>
          <table:table-cell office:value-type="float" office:value="40.03479" calcext:value-type="float">
            <text:p>40.03479</text:p>
          </table:table-cell>
          <table:table-cell office:value-type="float" office:value="40.32457" calcext:value-type="float">
            <text:p>40.32457</text:p>
          </table:table-cell>
          <table:table-cell office:value-type="float" office:value="39.55532" calcext:value-type="float">
            <text:p>39.55532</text:p>
          </table:table-cell>
          <table:table-cell office:value-type="float" office:value="39.34987" calcext:value-type="float">
            <text:p>39.34987</text:p>
          </table:table-cell>
          <table:table-cell office:value-type="float" office:value="38.90725" calcext:value-type="float">
            <text:p>38.90725</text:p>
          </table:table-cell>
          <table:table-cell office:value-type="float" office:value="40.74642" calcext:value-type="float">
            <text:p>40.74642</text:p>
          </table:table-cell>
          <table:table-cell office:value-type="float" office:value="40.26654" calcext:value-type="float">
            <text:p>40.26654</text:p>
          </table:table-cell>
          <table:table-cell office:value-type="float" office:value="39.784" calcext:value-type="float">
            <text:p>39.784</text:p>
          </table:table-cell>
          <table:table-cell office:value-type="float" office:value="39.24402" calcext:value-type="float">
            <text:p>39.24402</text:p>
          </table:table-cell>
          <table:table-cell office:value-type="float" office:value="39.46386" calcext:value-type="float">
            <text:p>39.46386</text:p>
          </table:table-cell>
          <table:table-cell office:value-type="float" office:value="39.22152" calcext:value-type="float">
            <text:p>39.22152</text:p>
          </table:table-cell>
          <table:table-cell office:value-type="float" office:value="39.81842" calcext:value-type="float">
            <text:p>39.81842</text:p>
          </table:table-cell>
          <table:table-cell office:value-type="float" office:value="39.73368" calcext:value-type="float">
            <text:p>39.73368</text:p>
          </table:table-cell>
          <table:table-cell office:value-type="float" office:value="39.78056" calcext:value-type="float">
            <text:p>39.78056</text:p>
          </table:table-cell>
        </table:table-row>
        <table:table-row table:style-name="ro1">
          <table:table-cell/>
          <table:table-cell office:value-type="float" office:value="2.50859686572172E+018" calcext:value-type="float">
            <text:p>2.50859686572172E+0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999999" calcext:value-type="float">
            <text:p>-999999</text:p>
          </table:table-cell>
          <table:table-cell office:value-type="float" office:value="39.16518" calcext:value-type="float">
            <text:p>39.16518</text:p>
          </table:table-cell>
          <table:table-cell office:value-type="float" office:value="39.50231" calcext:value-type="float">
            <text:p>39.50231</text:p>
          </table:table-cell>
          <table:table-cell office:value-type="float" office:value="39.34999" calcext:value-type="float">
            <text:p>39.34999</text:p>
          </table:table-cell>
          <table:table-cell table:number-columns-repeated="15" office:value-type="float" office:value="-999999" calcext:value-type="float">
            <text:p>-999999</text:p>
          </table:table-cell>
          <table:table-cell office:value-type="float" office:value="39.60083" calcext:value-type="float">
            <text:p>39.60083</text:p>
          </table:table-cell>
          <table:table-cell office:value-type="float" office:value="40.18766" calcext:value-type="float">
            <text:p>40.18766</text:p>
          </table:table-cell>
          <table:table-cell office:value-type="float" office:value="40.19743" calcext:value-type="float">
            <text:p>40.19743</text:p>
          </table:table-cell>
          <table:table-cell office:value-type="float" office:value="40.83475" calcext:value-type="float">
            <text:p>40.83475</text:p>
          </table:table-cell>
          <table:table-cell office:value-type="float" office:value="40.83605" calcext:value-type="float">
            <text:p>40.83605</text:p>
          </table:table-cell>
          <table:table-cell office:value-type="float" office:value="40.35529" calcext:value-type="float">
            <text:p>40.35529</text:p>
          </table:table-cell>
          <table:table-cell office:value-type="float" office:value="39.85218" calcext:value-type="float">
            <text:p>39.85218</text:p>
          </table:table-cell>
          <table:table-cell office:value-type="float" office:value="39.25422" calcext:value-type="float">
            <text:p>39.25422</text:p>
          </table:table-cell>
          <table:table-cell office:value-type="float" office:value="41.12397" calcext:value-type="float">
            <text:p>41.12397</text:p>
          </table:table-cell>
          <table:table-cell office:value-type="float" office:value="40.64317" calcext:value-type="float">
            <text:p>40.64317</text:p>
          </table:table-cell>
          <table:table-cell office:value-type="float" office:value="40.22052" calcext:value-type="float">
            <text:p>40.22052</text:p>
          </table:table-cell>
          <table:table-cell office:value-type="float" office:value="39.37853" calcext:value-type="float">
            <text:p>39.37853</text:p>
          </table:table-cell>
          <table:table-cell office:value-type="float" office:value="39.86668" calcext:value-type="float">
            <text:p>39.86668</text:p>
          </table:table-cell>
          <table:table-cell office:value-type="float" office:value="39.59553" calcext:value-type="float">
            <text:p>39.59553</text:p>
          </table:table-cell>
          <table:table-cell office:value-type="float" office:value="40.11254" calcext:value-type="float">
            <text:p>40.11254</text:p>
          </table:table-cell>
          <table:table-cell office:value-type="float" office:value="-999999" calcext:value-type="float">
            <text:p>-999999</text:p>
          </table:table-cell>
          <table:table-cell office:value-type="float" office:value="45.07956" calcext:value-type="float">
            <text:p>45.07956</text:p>
          </table:table-cell>
        </table:table-row>
        <table:table-row table:style-name="ro1">
          <table:table-cell/>
          <table:table-cell office:value-type="float" office:value="2.52777372944279E+018" calcext:value-type="float">
            <text:p>2.52777372944279E+01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-999999" calcext:value-type="float">
            <text:p>-999999</text:p>
          </table:table-cell>
          <table:table-cell office:value-type="float" office:value="39.2608" calcext:value-type="float">
            <text:p>39.2608</text:p>
          </table:table-cell>
          <table:table-cell office:value-type="float" office:value="39.13889" calcext:value-type="float">
            <text:p>39.13889</text:p>
          </table:table-cell>
          <table:table-cell table:number-columns-repeated="15" office:value-type="float" office:value="-999999" calcext:value-type="float">
            <text:p>-999999</text:p>
          </table:table-cell>
          <table:table-cell office:value-type="float" office:value="39.57068" calcext:value-type="float">
            <text:p>39.57068</text:p>
          </table:table-cell>
          <table:table-cell office:value-type="float" office:value="40.15366" calcext:value-type="float">
            <text:p>40.15366</text:p>
          </table:table-cell>
          <table:table-cell office:value-type="float" office:value="40.15733" calcext:value-type="float">
            <text:p>40.15733</text:p>
          </table:table-cell>
          <table:table-cell office:value-type="float" office:value="40.56373" calcext:value-type="float">
            <text:p>40.56373</text:p>
          </table:table-cell>
          <table:table-cell office:value-type="float" office:value="40.86848" calcext:value-type="float">
            <text:p>40.86848</text:p>
          </table:table-cell>
          <table:table-cell office:value-type="float" office:value="40.08426" calcext:value-type="float">
            <text:p>40.08426</text:p>
          </table:table-cell>
          <table:table-cell office:value-type="float" office:value="39.85814" calcext:value-type="float">
            <text:p>39.85814</text:p>
          </table:table-cell>
          <table:table-cell office:value-type="float" office:value="39.39276" calcext:value-type="float">
            <text:p>39.39276</text:p>
          </table:table-cell>
          <table:table-cell office:value-type="float" office:value="41.13563" calcext:value-type="float">
            <text:p>41.13563</text:p>
          </table:table-cell>
          <table:table-cell office:value-type="float" office:value="40.65896" calcext:value-type="float">
            <text:p>40.65896</text:p>
          </table:table-cell>
          <table:table-cell office:value-type="float" office:value="40.27488" calcext:value-type="float">
            <text:p>40.27488</text:p>
          </table:table-cell>
          <table:table-cell office:value-type="float" office:value="39.54042" calcext:value-type="float">
            <text:p>39.54042</text:p>
          </table:table-cell>
          <table:table-cell office:value-type="float" office:value="39.88491" calcext:value-type="float">
            <text:p>39.88491</text:p>
          </table:table-cell>
          <table:table-cell office:value-type="float" office:value="39.56404" calcext:value-type="float">
            <text:p>39.56404</text:p>
          </table:table-cell>
          <table:table-cell office:value-type="float" office:value="40.1313" calcext:value-type="float">
            <text:p>40.1313</text:p>
          </table:table-cell>
          <table:table-cell office:value-type="float" office:value="40.34871" calcext:value-type="float">
            <text:p>40.34871</text:p>
          </table:table-cell>
          <table:table-cell office:value-type="float" office:value="40.28904" calcext:value-type="float">
            <text:p>40.28904</text:p>
          </table:table-cell>
        </table:table-row>
        <table:table-row table:style-name="ro1">
          <table:table-cell/>
          <table:table-cell office:value-type="float" office:value="2.55694678849804E+018" calcext:value-type="float">
            <text:p>2.55694678849804E+0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999999" calcext:value-type="float">
            <text:p>-999999</text:p>
          </table:table-cell>
          <table:table-cell office:value-type="float" office:value="39.46352" calcext:value-type="float">
            <text:p>39.46352</text:p>
          </table:table-cell>
          <table:table-cell office:value-type="float" office:value="39.73447" calcext:value-type="float">
            <text:p>39.73447</text:p>
          </table:table-cell>
          <table:table-cell office:value-type="float" office:value="39.52979" calcext:value-type="float">
            <text:p>39.52979</text:p>
          </table:table-cell>
          <table:table-cell table:number-columns-repeated="15" office:value-type="float" office:value="-999999" calcext:value-type="float">
            <text:p>-999999</text:p>
          </table:table-cell>
          <table:table-cell office:value-type="float" office:value="39.73182" calcext:value-type="float">
            <text:p>39.73182</text:p>
          </table:table-cell>
          <table:table-cell office:value-type="float" office:value="40.31714" calcext:value-type="float">
            <text:p>40.31714</text:p>
          </table:table-cell>
          <table:table-cell office:value-type="float" office:value="40.34427" calcext:value-type="float">
            <text:p>40.34427</text:p>
          </table:table-cell>
          <table:table-cell office:value-type="float" office:value="40.82639" calcext:value-type="float">
            <text:p>40.82639</text:p>
          </table:table-cell>
          <table:table-cell office:value-type="float" office:value="40.84451" calcext:value-type="float">
            <text:p>40.84451</text:p>
          </table:table-cell>
          <table:table-cell office:value-type="float" office:value="40.34692" calcext:value-type="float">
            <text:p>40.34692</text:p>
          </table:table-cell>
          <table:table-cell office:value-type="float" office:value="40.0098" calcext:value-type="float">
            <text:p>40.0098</text:p>
          </table:table-cell>
          <table:table-cell office:value-type="float" office:value="39.371" calcext:value-type="float">
            <text:p>39.371</text:p>
          </table:table-cell>
          <table:table-cell office:value-type="float" office:value="41.13208" calcext:value-type="float">
            <text:p>41.13208</text:p>
          </table:table-cell>
          <table:table-cell office:value-type="float" office:value="40.66109" calcext:value-type="float">
            <text:p>40.66109</text:p>
          </table:table-cell>
          <table:table-cell office:value-type="float" office:value="40.20858" calcext:value-type="float">
            <text:p>40.20858</text:p>
          </table:table-cell>
          <table:table-cell office:value-type="float" office:value="39.42126" calcext:value-type="float">
            <text:p>39.42126</text:p>
          </table:table-cell>
          <table:table-cell office:value-type="float" office:value="39.85167" calcext:value-type="float">
            <text:p>39.85167</text:p>
          </table:table-cell>
          <table:table-cell office:value-type="float" office:value="39.56442" calcext:value-type="float">
            <text:p>39.56442</text:p>
          </table:table-cell>
          <table:table-cell office:value-type="float" office:value="40.13366" calcext:value-type="float">
            <text:p>40.13366</text:p>
          </table:table-cell>
          <table:table-cell office:value-type="float" office:value="40.29254" calcext:value-type="float">
            <text:p>40.29254</text:p>
          </table:table-cell>
          <table:table-cell office:value-type="float" office:value="40.21413" calcext:value-type="float">
            <text:p>40.21413</text:p>
          </table:table-cell>
        </table:table-row>
        <table:table-row table:style-name="ro1">
          <table:table-cell/>
          <table:table-cell office:value-type="float" office:value="2.58060223119572E+018" calcext:value-type="float">
            <text:p>2.58060223119572E+0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999999" calcext:value-type="float">
            <text:p>-999999</text:p>
          </table:table-cell>
          <table:table-cell office:value-type="float" office:value="38.89961" calcext:value-type="float">
            <text:p>38.89961</text:p>
          </table:table-cell>
          <table:table-cell office:value-type="float" office:value="39.23147" calcext:value-type="float">
            <text:p>39.23147</text:p>
          </table:table-cell>
          <table:table-cell office:value-type="float" office:value="39.02823" calcext:value-type="float">
            <text:p>39.02823</text:p>
          </table:table-cell>
          <table:table-cell table:number-columns-repeated="15" office:value-type="float" office:value="-999999" calcext:value-type="float">
            <text:p>-999999</text:p>
          </table:table-cell>
          <table:table-cell office:value-type="float" office:value="39.39323" calcext:value-type="float">
            <text:p>39.39323</text:p>
          </table:table-cell>
          <table:table-cell office:value-type="float" office:value="39.85364" calcext:value-type="float">
            <text:p>39.85364</text:p>
          </table:table-cell>
          <table:table-cell office:value-type="float" office:value="39.92012" calcext:value-type="float">
            <text:p>39.92012</text:p>
          </table:table-cell>
          <table:table-cell office:value-type="float" office:value="40.49088" calcext:value-type="float">
            <text:p>40.49088</text:p>
          </table:table-cell>
          <table:table-cell office:value-type="float" office:value="40.54188" calcext:value-type="float">
            <text:p>40.54188</text:p>
          </table:table-cell>
          <table:table-cell office:value-type="float" office:value="40.01142" calcext:value-type="float">
            <text:p>40.01142</text:p>
          </table:table-cell>
          <table:table-cell office:value-type="float" office:value="39.44869" calcext:value-type="float">
            <text:p>39.44869</text:p>
          </table:table-cell>
          <table:table-cell office:value-type="float" office:value="38.97579" calcext:value-type="float">
            <text:p>38.97579</text:p>
          </table:table-cell>
          <table:table-cell office:value-type="float" office:value="40.966" calcext:value-type="float">
            <text:p>40.966</text:p>
          </table:table-cell>
          <table:table-cell office:value-type="float" office:value="40.49017" calcext:value-type="float">
            <text:p>40.49017</text:p>
          </table:table-cell>
          <table:table-cell office:value-type="float" office:value="39.99978" calcext:value-type="float">
            <text:p>39.99978</text:p>
          </table:table-cell>
          <table:table-cell office:value-type="float" office:value="39.13086" calcext:value-type="float">
            <text:p>39.13086</text:p>
          </table:table-cell>
          <table:table-cell office:value-type="float" office:value="39.63078" calcext:value-type="float">
            <text:p>39.63078</text:p>
          </table:table-cell>
          <table:table-cell office:value-type="float" office:value="39.38908" calcext:value-type="float">
            <text:p>39.38908</text:p>
          </table:table-cell>
          <table:table-cell office:value-type="float" office:value="39.91171" calcext:value-type="float">
            <text:p>39.91171</text:p>
          </table:table-cell>
          <table:table-cell office:value-type="float" office:value="-999999" calcext:value-type="float">
            <text:p>-999999</text:p>
          </table:table-cell>
          <table:table-cell office:value-type="float" office:value="46.26065" calcext:value-type="float">
            <text:p>46.26065</text:p>
          </table:table-cell>
        </table:table-row>
        <table:table-row table:style-name="ro1">
          <table:table-cell/>
          <table:table-cell office:value-type="float" office:value="2.79342563196931E+018" calcext:value-type="float">
            <text:p>2.79342563196931E+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999999" calcext:value-type="float">
            <text:p>-999999</text:p>
          </table:table-cell>
          <table:table-cell office:value-type="float" office:value="39.57258" calcext:value-type="float">
            <text:p>39.57258</text:p>
          </table:table-cell>
          <table:table-cell table:number-columns-repeated="34" office:value-type="float" office:value="-999999" calcext:value-type="float">
            <text:p>-999999</text:p>
          </table:table-cell>
        </table:table-row>
        <table:table-row table:style-name="ro1">
          <table:table-cell/>
          <table:table-cell office:value-type="float" office:value="3.15265744856181E+017" calcext:value-type="float">
            <text:p>3.15265744856181E+0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99999" calcext:value-type="float">
            <text:p>-999999</text:p>
          </table:table-cell>
          <table:table-cell office:value-type="float" office:value="39.2136" calcext:value-type="float">
            <text:p>39.2136</text:p>
          </table:table-cell>
          <table:table-cell office:value-type="float" office:value="39.28148" calcext:value-type="float">
            <text:p>39.28148</text:p>
          </table:table-cell>
          <table:table-cell table:number-columns-repeated="16" office:value-type="float" office:value="-999999" calcext:value-type="float">
            <text:p>-999999</text:p>
          </table:table-cell>
          <table:table-cell office:value-type="float" office:value="39.37608" calcext:value-type="float">
            <text:p>39.37608</text:p>
          </table:table-cell>
          <table:table-cell office:value-type="float" office:value="40.02377" calcext:value-type="float">
            <text:p>40.02377</text:p>
          </table:table-cell>
          <table:table-cell office:value-type="float" office:value="40.07719" calcext:value-type="float">
            <text:p>40.07719</text:p>
          </table:table-cell>
          <table:table-cell office:value-type="float" office:value="40.55063" calcext:value-type="float">
            <text:p>40.55063</text:p>
          </table:table-cell>
          <table:table-cell office:value-type="float" office:value="40.64637" calcext:value-type="float">
            <text:p>40.64637</text:p>
          </table:table-cell>
          <table:table-cell office:value-type="float" office:value="40.07117" calcext:value-type="float">
            <text:p>40.07117</text:p>
          </table:table-cell>
          <table:table-cell office:value-type="float" office:value="39.69498" calcext:value-type="float">
            <text:p>39.69498</text:p>
          </table:table-cell>
          <table:table-cell office:value-type="float" office:value="39.21569" calcext:value-type="float">
            <text:p>39.21569</text:p>
          </table:table-cell>
          <table:table-cell office:value-type="float" office:value="40.86264" calcext:value-type="float">
            <text:p>40.86264</text:p>
          </table:table-cell>
          <table:table-cell office:value-type="float" office:value="40.39894" calcext:value-type="float">
            <text:p>40.39894</text:p>
          </table:table-cell>
          <table:table-cell office:value-type="float" office:value="40.02312" calcext:value-type="float">
            <text:p>40.02312</text:p>
          </table:table-cell>
          <table:table-cell office:value-type="float" office:value="38.94456" calcext:value-type="float">
            <text:p>38.94456</text:p>
          </table:table-cell>
          <table:table-cell office:value-type="float" office:value="39.63895" calcext:value-type="float">
            <text:p>39.63895</text:p>
          </table:table-cell>
          <table:table-cell office:value-type="float" office:value="39.366" calcext:value-type="float">
            <text:p>39.366</text:p>
          </table:table-cell>
          <table:table-cell office:value-type="float" office:value="39.76389" calcext:value-type="float">
            <text:p>39.76389</text:p>
          </table:table-cell>
          <table:table-cell office:value-type="float" office:value="39.86816" calcext:value-type="float">
            <text:p>39.86816</text:p>
          </table:table-cell>
          <table:table-cell office:value-type="float" office:value="40.00812" calcext:value-type="float">
            <text:p>40.00812</text:p>
          </table:table-cell>
        </table:table-row>
        <table:table-row table:style-name="ro1">
          <table:table-cell/>
          <table:table-cell office:value-type="float" office:value="3.31804194492333E+018" calcext:value-type="float">
            <text:p>3.31804194492333E+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999999" calcext:value-type="float">
            <text:p>-999999</text:p>
          </table:table-cell>
          <table:table-cell office:value-type="float" office:value="39.71643" calcext:value-type="float">
            <text:p>39.71643</text:p>
          </table:table-cell>
          <table:table-cell table:number-columns-repeated="17" office:value-type="float" office:value="-999999" calcext:value-type="float">
            <text:p>-999999</text:p>
          </table:table-cell>
          <table:table-cell office:value-type="float" office:value="39.75414" calcext:value-type="float">
            <text:p>39.75414</text:p>
          </table:table-cell>
          <table:table-cell office:value-type="float" office:value="40.61637" calcext:value-type="float">
            <text:p>40.61637</text:p>
          </table:table-cell>
          <table:table-cell office:value-type="float" office:value="40.63604" calcext:value-type="float">
            <text:p>40.63604</text:p>
          </table:table-cell>
          <table:table-cell office:value-type="float" office:value="41.24405" calcext:value-type="float">
            <text:p>41.24405</text:p>
          </table:table-cell>
          <table:table-cell office:value-type="float" office:value="40.9631" calcext:value-type="float">
            <text:p>40.9631</text:p>
          </table:table-cell>
          <table:table-cell office:value-type="float" office:value="40.76459" calcext:value-type="float">
            <text:p>40.76459</text:p>
          </table:table-cell>
          <table:table-cell office:value-type="float" office:value="40.15393" calcext:value-type="float">
            <text:p>40.15393</text:p>
          </table:table-cell>
          <table:table-cell office:value-type="float" office:value="38.00529" calcext:value-type="float">
            <text:p>38.00529</text:p>
          </table:table-cell>
          <table:table-cell office:value-type="float" office:value="41.0824" calcext:value-type="float">
            <text:p>41.0824</text:p>
          </table:table-cell>
          <table:table-cell office:value-type="float" office:value="40.60903" calcext:value-type="float">
            <text:p>40.60903</text:p>
          </table:table-cell>
          <table:table-cell office:value-type="float" office:value="40.15054" calcext:value-type="float">
            <text:p>40.15054</text:p>
          </table:table-cell>
          <table:table-cell office:value-type="float" office:value="39.18082" calcext:value-type="float">
            <text:p>39.18082</text:p>
          </table:table-cell>
          <table:table-cell office:value-type="float" office:value="39.55683" calcext:value-type="float">
            <text:p>39.55683</text:p>
          </table:table-cell>
          <table:table-cell office:value-type="float" office:value="38.97258" calcext:value-type="float">
            <text:p>38.97258</text:p>
          </table:table-cell>
          <table:table-cell office:value-type="float" office:value="40.14663" calcext:value-type="float">
            <text:p>40.14663</text:p>
          </table:table-cell>
          <table:table-cell office:value-type="float" office:value="40.06256" calcext:value-type="float">
            <text:p>40.06256</text:p>
          </table:table-cell>
          <table:table-cell office:value-type="float" office:value="40.89418" calcext:value-type="float">
            <text:p>40.89418</text:p>
          </table:table-cell>
        </table:table-row>
        <table:table-row table:style-name="ro1">
          <table:table-cell/>
          <table:table-cell office:value-type="float" office:value="5.06767415154076E+017" calcext:value-type="float">
            <text:p>5.06767415154076E+0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999999" calcext:value-type="float">
            <text:p>-999999</text:p>
          </table:table-cell>
          <table:table-cell office:value-type="float" office:value="39.07819" calcext:value-type="float">
            <text:p>39.07819</text:p>
          </table:table-cell>
          <table:table-cell office:value-type="float" office:value="39.44412" calcext:value-type="float">
            <text:p>39.44412</text:p>
          </table:table-cell>
          <table:table-cell office:value-type="float" office:value="39.23988" calcext:value-type="float">
            <text:p>39.23988</text:p>
          </table:table-cell>
          <table:table-cell table:number-columns-repeated="15" office:value-type="float" office:value="-999999" calcext:value-type="float">
            <text:p>-999999</text:p>
          </table:table-cell>
          <table:table-cell office:value-type="float" office:value="39.21975" calcext:value-type="float">
            <text:p>39.21975</text:p>
          </table:table-cell>
          <table:table-cell office:value-type="float" office:value="39.56485" calcext:value-type="float">
            <text:p>39.56485</text:p>
          </table:table-cell>
          <table:table-cell office:value-type="float" office:value="39.62464" calcext:value-type="float">
            <text:p>39.62464</text:p>
          </table:table-cell>
          <table:table-cell office:value-type="float" office:value="40.01785" calcext:value-type="float">
            <text:p>40.01785</text:p>
          </table:table-cell>
          <table:table-cell office:value-type="float" office:value="40.50774" calcext:value-type="float">
            <text:p>40.50774</text:p>
          </table:table-cell>
          <table:table-cell office:value-type="float" office:value="39.53838" calcext:value-type="float">
            <text:p>39.53838</text:p>
          </table:table-cell>
          <table:table-cell office:value-type="float" office:value="39.61059" calcext:value-type="float">
            <text:p>39.61059</text:p>
          </table:table-cell>
          <table:table-cell office:value-type="float" office:value="39.09554" calcext:value-type="float">
            <text:p>39.09554</text:p>
          </table:table-cell>
          <table:table-cell office:value-type="float" office:value="40.75298" calcext:value-type="float">
            <text:p>40.75298</text:p>
          </table:table-cell>
          <table:table-cell office:value-type="float" office:value="40.26722" calcext:value-type="float">
            <text:p>40.26722</text:p>
          </table:table-cell>
          <table:table-cell office:value-type="float" office:value="39.96292" calcext:value-type="float">
            <text:p>39.96292</text:p>
          </table:table-cell>
          <table:table-cell office:value-type="float" office:value="39.70039" calcext:value-type="float">
            <text:p>39.70039</text:p>
          </table:table-cell>
          <table:table-cell office:value-type="float" office:value="39.64394" calcext:value-type="float">
            <text:p>39.64394</text:p>
          </table:table-cell>
          <table:table-cell office:value-type="float" office:value="39.36841" calcext:value-type="float">
            <text:p>39.36841</text:p>
          </table:table-cell>
          <table:table-cell office:value-type="float" office:value="39.99302" calcext:value-type="float">
            <text:p>39.99302</text:p>
          </table:table-cell>
          <table:table-cell office:value-type="float" office:value="39.74646" calcext:value-type="float">
            <text:p>39.74646</text:p>
          </table:table-cell>
          <table:table-cell office:value-type="float" office:value="39.92804" calcext:value-type="float">
            <text:p>39.92804</text:p>
          </table:table-cell>
        </table:table-row>
        <table:table-row table:style-name="ro1">
          <table:table-cell/>
          <table:table-cell office:value-type="float" office:value="5.4381408496179E+017" calcext:value-type="float">
            <text:p>5.4381408496179E+0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999999" calcext:value-type="float">
            <text:p>-999999</text:p>
          </table:table-cell>
          <table:table-cell office:value-type="float" office:value="38.95082" calcext:value-type="float">
            <text:p>38.95082</text:p>
          </table:table-cell>
          <table:table-cell office:value-type="float" office:value="39.32771" calcext:value-type="float">
            <text:p>39.32771</text:p>
          </table:table-cell>
          <table:table-cell office:value-type="float" office:value="39.16647" calcext:value-type="float">
            <text:p>39.16647</text:p>
          </table:table-cell>
          <table:table-cell table:number-columns-repeated="15" office:value-type="float" office:value="-999999" calcext:value-type="float">
            <text:p>-999999</text:p>
          </table:table-cell>
          <table:table-cell office:value-type="float" office:value="39.21594" calcext:value-type="float">
            <text:p>39.21594</text:p>
          </table:table-cell>
          <table:table-cell office:value-type="float" office:value="39.53094" calcext:value-type="float">
            <text:p>39.53094</text:p>
          </table:table-cell>
          <table:table-cell office:value-type="float" office:value="39.59604" calcext:value-type="float">
            <text:p>39.59604</text:p>
          </table:table-cell>
          <table:table-cell office:value-type="float" office:value="39.98753" calcext:value-type="float">
            <text:p>39.98753</text:p>
          </table:table-cell>
          <table:table-cell office:value-type="float" office:value="40.50343" calcext:value-type="float">
            <text:p>40.50343</text:p>
          </table:table-cell>
          <table:table-cell office:value-type="float" office:value="39.50807" calcext:value-type="float">
            <text:p>39.50807</text:p>
          </table:table-cell>
          <table:table-cell office:value-type="float" office:value="39.57898" calcext:value-type="float">
            <text:p>39.57898</text:p>
          </table:table-cell>
          <table:table-cell office:value-type="float" office:value="38.98043" calcext:value-type="float">
            <text:p>38.98043</text:p>
          </table:table-cell>
          <table:table-cell office:value-type="float" office:value="40.76879" calcext:value-type="float">
            <text:p>40.76879</text:p>
          </table:table-cell>
          <table:table-cell office:value-type="float" office:value="40.29708" calcext:value-type="float">
            <text:p>40.29708</text:p>
          </table:table-cell>
          <table:table-cell office:value-type="float" office:value="39.98501" calcext:value-type="float">
            <text:p>39.98501</text:p>
          </table:table-cell>
          <table:table-cell office:value-type="float" office:value="39.682" calcext:value-type="float">
            <text:p>39.682</text:p>
          </table:table-cell>
          <table:table-cell office:value-type="float" office:value="39.59782" calcext:value-type="float">
            <text:p>39.59782</text:p>
          </table:table-cell>
          <table:table-cell office:value-type="float" office:value="39.31754" calcext:value-type="float">
            <text:p>39.31754</text:p>
          </table:table-cell>
          <table:table-cell office:value-type="float" office:value="40.0407" calcext:value-type="float">
            <text:p>40.0407</text:p>
          </table:table-cell>
          <table:table-cell office:value-type="float" office:value="39.6469" calcext:value-type="float">
            <text:p>39.6469</text:p>
          </table:table-cell>
          <table:table-cell office:value-type="float" office:value="39.95286" calcext:value-type="float">
            <text:p>39.95286</text:p>
          </table:table-cell>
        </table:table-row>
        <table:table-row table:style-name="ro1">
          <table:table-cell/>
          <table:table-cell office:value-type="float" office:value="5.4381573459833E+017" calcext:value-type="float">
            <text:p>5.4381573459833E+0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999999" calcext:value-type="float">
            <text:p>-999999</text:p>
          </table:table-cell>
          <table:table-cell office:value-type="float" office:value="39.03678" calcext:value-type="float">
            <text:p>39.03678</text:p>
          </table:table-cell>
          <table:table-cell office:value-type="float" office:value="39.3643" calcext:value-type="float">
            <text:p>39.3643</text:p>
          </table:table-cell>
          <table:table-cell office:value-type="float" office:value="39.12187" calcext:value-type="float">
            <text:p>39.12187</text:p>
          </table:table-cell>
          <table:table-cell table:number-columns-repeated="15" office:value-type="float" office:value="-999999" calcext:value-type="float">
            <text:p>-999999</text:p>
          </table:table-cell>
          <table:table-cell office:value-type="float" office:value="39.17648" calcext:value-type="float">
            <text:p>39.17648</text:p>
          </table:table-cell>
          <table:table-cell office:value-type="float" office:value="39.57242" calcext:value-type="float">
            <text:p>39.57242</text:p>
          </table:table-cell>
          <table:table-cell office:value-type="float" office:value="39.56962" calcext:value-type="float">
            <text:p>39.56962</text:p>
          </table:table-cell>
          <table:table-cell office:value-type="float" office:value="40.02128" calcext:value-type="float">
            <text:p>40.02128</text:p>
          </table:table-cell>
          <table:table-cell office:value-type="float" office:value="40.50048" calcext:value-type="float">
            <text:p>40.50048</text:p>
          </table:table-cell>
          <table:table-cell office:value-type="float" office:value="39.54181" calcext:value-type="float">
            <text:p>39.54181</text:p>
          </table:table-cell>
          <table:table-cell office:value-type="float" office:value="39.607" calcext:value-type="float">
            <text:p>39.607</text:p>
          </table:table-cell>
          <table:table-cell office:value-type="float" office:value="38.93519" calcext:value-type="float">
            <text:p>38.93519</text:p>
          </table:table-cell>
          <table:table-cell office:value-type="float" office:value="40.77986" calcext:value-type="float">
            <text:p>40.77986</text:p>
          </table:table-cell>
          <table:table-cell office:value-type="float" office:value="40.29685" calcext:value-type="float">
            <text:p>40.29685</text:p>
          </table:table-cell>
          <table:table-cell office:value-type="float" office:value="39.9664" calcext:value-type="float">
            <text:p>39.9664</text:p>
          </table:table-cell>
          <table:table-cell office:value-type="float" office:value="39.68371" calcext:value-type="float">
            <text:p>39.68371</text:p>
          </table:table-cell>
          <table:table-cell office:value-type="float" office:value="39.59832" calcext:value-type="float">
            <text:p>39.59832</text:p>
          </table:table-cell>
          <table:table-cell office:value-type="float" office:value="39.37054" calcext:value-type="float">
            <text:p>39.37054</text:p>
          </table:table-cell>
          <table:table-cell office:value-type="float" office:value="39.99383" calcext:value-type="float">
            <text:p>39.99383</text:p>
          </table:table-cell>
          <table:table-cell office:value-type="float" office:value="39.61379" calcext:value-type="float">
            <text:p>39.61379</text:p>
          </table:table-cell>
          <table:table-cell office:value-type="float" office:value="39.94501" calcext:value-type="float">
            <text:p>39.94501</text:p>
          </table:table-cell>
        </table:table-row>
        <table:table-row table:style-name="ro1">
          <table:table-cell/>
          <table:table-cell office:value-type="float" office:value="5.43820407824738E+017" calcext:value-type="float">
            <text:p>5.43820407824738E+0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999999" calcext:value-type="float">
            <text:p>-999999</text:p>
          </table:table-cell>
          <table:table-cell office:value-type="float" office:value="38.74527" calcext:value-type="float">
            <text:p>38.74527</text:p>
          </table:table-cell>
          <table:table-cell office:value-type="float" office:value="39.32785" calcext:value-type="float">
            <text:p>39.32785</text:p>
          </table:table-cell>
          <table:table-cell office:value-type="float" office:value="39.18454" calcext:value-type="float">
            <text:p>39.18454</text:p>
          </table:table-cell>
          <table:table-cell table:number-columns-repeated="15" office:value-type="float" office:value="-999999" calcext:value-type="float">
            <text:p>-999999</text:p>
          </table:table-cell>
          <table:table-cell office:value-type="float" office:value="39.21375" calcext:value-type="float">
            <text:p>39.21375</text:p>
          </table:table-cell>
          <table:table-cell office:value-type="float" office:value="39.54342" calcext:value-type="float">
            <text:p>39.54342</text:p>
          </table:table-cell>
          <table:table-cell office:value-type="float" office:value="39.57742" calcext:value-type="float">
            <text:p>39.57742</text:p>
          </table:table-cell>
          <table:table-cell office:value-type="float" office:value="40.00808" calcext:value-type="float">
            <text:p>40.00808</text:p>
          </table:table-cell>
          <table:table-cell office:value-type="float" office:value="40.49653" calcext:value-type="float">
            <text:p>40.49653</text:p>
          </table:table-cell>
          <table:table-cell office:value-type="float" office:value="39.52861" calcext:value-type="float">
            <text:p>39.52861</text:p>
          </table:table-cell>
          <table:table-cell office:value-type="float" office:value="39.58309" calcext:value-type="float">
            <text:p>39.58309</text:p>
          </table:table-cell>
          <table:table-cell office:value-type="float" office:value="39.11823" calcext:value-type="float">
            <text:p>39.11823</text:p>
          </table:table-cell>
          <table:table-cell office:value-type="float" office:value="40.77028" calcext:value-type="float">
            <text:p>40.77028</text:p>
          </table:table-cell>
          <table:table-cell office:value-type="float" office:value="40.28513" calcext:value-type="float">
            <text:p>40.28513</text:p>
          </table:table-cell>
          <table:table-cell office:value-type="float" office:value="39.97237" calcext:value-type="float">
            <text:p>39.97237</text:p>
          </table:table-cell>
          <table:table-cell office:value-type="float" office:value="39.7477" calcext:value-type="float">
            <text:p>39.7477</text:p>
          </table:table-cell>
          <table:table-cell office:value-type="float" office:value="39.59432" calcext:value-type="float">
            <text:p>39.59432</text:p>
          </table:table-cell>
          <table:table-cell office:value-type="float" office:value="39.26418" calcext:value-type="float">
            <text:p>39.26418</text:p>
          </table:table-cell>
          <table:table-cell office:value-type="float" office:value="40.0127" calcext:value-type="float">
            <text:p>40.0127</text:p>
          </table:table-cell>
          <table:table-cell office:value-type="float" office:value="39.80241" calcext:value-type="float">
            <text:p>39.80241</text:p>
          </table:table-cell>
          <table:table-cell office:value-type="float" office:value="39.84002" calcext:value-type="float">
            <text:p>39.84002</text:p>
          </table:table-cell>
        </table:table-row>
        <table:table-row table:style-name="ro1">
          <table:table-cell/>
          <table:table-cell office:value-type="float" office:value="6.03640438821251E+017" calcext:value-type="float">
            <text:p>6.03640438821251E+0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999999" calcext:value-type="float">
            <text:p>-999999</text:p>
          </table:table-cell>
          <table:table-cell office:value-type="float" office:value="38.74011" calcext:value-type="float">
            <text:p>38.74011</text:p>
          </table:table-cell>
          <table:table-cell office:value-type="float" office:value="39.19865" calcext:value-type="float">
            <text:p>39.19865</text:p>
          </table:table-cell>
          <table:table-cell office:value-type="float" office:value="39.00134" calcext:value-type="float">
            <text:p>39.00134</text:p>
          </table:table-cell>
          <table:table-cell table:number-columns-repeated="15" office:value-type="float" office:value="-999999" calcext:value-type="float">
            <text:p>-999999</text:p>
          </table:table-cell>
          <table:table-cell office:value-type="float" office:value="39.5553" calcext:value-type="float">
            <text:p>39.5553</text:p>
          </table:table-cell>
          <table:table-cell office:value-type="float" office:value="39.89455" calcext:value-type="float">
            <text:p>39.89455</text:p>
          </table:table-cell>
          <table:table-cell office:value-type="float" office:value="39.90712" calcext:value-type="float">
            <text:p>39.90712</text:p>
          </table:table-cell>
          <table:table-cell office:value-type="float" office:value="40.32992" calcext:value-type="float">
            <text:p>40.32992</text:p>
          </table:table-cell>
          <table:table-cell office:value-type="float" office:value="40.75585" calcext:value-type="float">
            <text:p>40.75585</text:p>
          </table:table-cell>
          <table:table-cell office:value-type="float" office:value="39.85046" calcext:value-type="float">
            <text:p>39.85046</text:p>
          </table:table-cell>
          <table:table-cell office:value-type="float" office:value="39.69674" calcext:value-type="float">
            <text:p>39.69674</text:p>
          </table:table-cell>
          <table:table-cell office:value-type="float" office:value="39.30165" calcext:value-type="float">
            <text:p>39.30165</text:p>
          </table:table-cell>
          <table:table-cell office:value-type="float" office:value="41.03714" calcext:value-type="float">
            <text:p>41.03714</text:p>
          </table:table-cell>
          <table:table-cell office:value-type="float" office:value="40.57047" calcext:value-type="float">
            <text:p>40.57047</text:p>
          </table:table-cell>
          <table:table-cell office:value-type="float" office:value="40.19118" calcext:value-type="float">
            <text:p>40.19118</text:p>
          </table:table-cell>
          <table:table-cell office:value-type="float" office:value="39.32299" calcext:value-type="float">
            <text:p>39.32299</text:p>
          </table:table-cell>
          <table:table-cell office:value-type="float" office:value="39.8262" calcext:value-type="float">
            <text:p>39.8262</text:p>
          </table:table-cell>
          <table:table-cell office:value-type="float" office:value="39.56199" calcext:value-type="float">
            <text:p>39.56199</text:p>
          </table:table-cell>
          <table:table-cell office:value-type="float" office:value="39.93952" calcext:value-type="float">
            <text:p>39.93952</text:p>
          </table:table-cell>
          <table:table-cell office:value-type="float" office:value="39.96214" calcext:value-type="float">
            <text:p>39.96214</text:p>
          </table:table-cell>
          <table:table-cell office:value-type="float" office:value="40.20512" calcext:value-type="float">
            <text:p>40.20512</text:p>
          </table:table-cell>
        </table:table-row>
        <table:table-row table:style-name="ro1">
          <table:table-cell/>
          <table:table-cell office:value-type="float" office:value="6.09139370259147E+017" calcext:value-type="float">
            <text:p>6.09139370259147E+0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999999" calcext:value-type="float">
            <text:p>-999999</text:p>
          </table:table-cell>
          <table:table-cell office:value-type="float" office:value="38.74951" calcext:value-type="float">
            <text:p>38.74951</text:p>
          </table:table-cell>
          <table:table-cell office:value-type="float" office:value="39.2695" calcext:value-type="float">
            <text:p>39.2695</text:p>
          </table:table-cell>
          <table:table-cell office:value-type="float" office:value="39.10093" calcext:value-type="float">
            <text:p>39.10093</text:p>
          </table:table-cell>
          <table:table-cell table:number-columns-repeated="15" office:value-type="float" office:value="-999999" calcext:value-type="float">
            <text:p>-999999</text:p>
          </table:table-cell>
          <table:table-cell office:value-type="float" office:value="39.44083" calcext:value-type="float">
            <text:p>39.44083</text:p>
          </table:table-cell>
          <table:table-cell office:value-type="float" office:value="39.88931" calcext:value-type="float">
            <text:p>39.88931</text:p>
          </table:table-cell>
          <table:table-cell office:value-type="float" office:value="39.85083" calcext:value-type="float">
            <text:p>39.85083</text:p>
          </table:table-cell>
          <table:table-cell office:value-type="float" office:value="40.446" calcext:value-type="float">
            <text:p>40.446</text:p>
          </table:table-cell>
          <table:table-cell office:value-type="float" office:value="40.37135" calcext:value-type="float">
            <text:p>40.37135</text:p>
          </table:table-cell>
          <table:table-cell office:value-type="float" office:value="39.96653" calcext:value-type="float">
            <text:p>39.96653</text:p>
          </table:table-cell>
          <table:table-cell office:value-type="float" office:value="39.515" calcext:value-type="float">
            <text:p>39.515</text:p>
          </table:table-cell>
          <table:table-cell office:value-type="float" office:value="38.91972" calcext:value-type="float">
            <text:p>38.91972</text:p>
          </table:table-cell>
          <table:table-cell office:value-type="float" office:value="40.82913" calcext:value-type="float">
            <text:p>40.82913</text:p>
          </table:table-cell>
          <table:table-cell office:value-type="float" office:value="40.35109" calcext:value-type="float">
            <text:p>40.35109</text:p>
          </table:table-cell>
          <table:table-cell office:value-type="float" office:value="39.79864" calcext:value-type="float">
            <text:p>39.79864</text:p>
          </table:table-cell>
          <table:table-cell office:value-type="float" office:value="38.94791" calcext:value-type="float">
            <text:p>38.94791</text:p>
          </table:table-cell>
          <table:table-cell office:value-type="float" office:value="39.39656" calcext:value-type="float">
            <text:p>39.39656</text:p>
          </table:table-cell>
          <table:table-cell office:value-type="float" office:value="39.06736" calcext:value-type="float">
            <text:p>39.06736</text:p>
          </table:table-cell>
          <table:table-cell office:value-type="float" office:value="39.7205" calcext:value-type="float">
            <text:p>39.7205</text:p>
          </table:table-cell>
          <table:table-cell office:value-type="float" office:value="39.45963" calcext:value-type="float">
            <text:p>39.45963</text:p>
          </table:table-cell>
          <table:table-cell office:value-type="float" office:value="39.83141" calcext:value-type="float">
            <text:p>39.83141</text:p>
          </table:table-cell>
        </table:table-row>
        <table:table-row table:style-name="ro1">
          <table:table-cell/>
          <table:table-cell office:value-type="float" office:value="7.0044116815606E+017" calcext:value-type="float">
            <text:p>7.0044116815606E+0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-999999" calcext:value-type="float">
            <text:p>-999999</text:p>
          </table:table-cell>
          <table:table-cell office:value-type="float" office:value="39.73911" calcext:value-type="float">
            <text:p>39.73911</text:p>
          </table:table-cell>
          <table:table-cell office:value-type="float" office:value="39.50612" calcext:value-type="float">
            <text:p>39.50612</text:p>
          </table:table-cell>
          <table:table-cell table:number-columns-repeated="15" office:value-type="float" office:value="-999999" calcext:value-type="float">
            <text:p>-999999</text:p>
          </table:table-cell>
          <table:table-cell office:value-type="float" office:value="39.80665" calcext:value-type="float">
            <text:p>39.80665</text:p>
          </table:table-cell>
          <table:table-cell office:value-type="float" office:value="40.25138" calcext:value-type="float">
            <text:p>40.25138</text:p>
          </table:table-cell>
          <table:table-cell office:value-type="float" office:value="40.22925" calcext:value-type="float">
            <text:p>40.22925</text:p>
          </table:table-cell>
          <table:table-cell office:value-type="float" office:value="40.84285" calcext:value-type="float">
            <text:p>40.84285</text:p>
          </table:table-cell>
          <table:table-cell office:value-type="float" office:value="40.89367" calcext:value-type="float">
            <text:p>40.89367</text:p>
          </table:table-cell>
          <table:table-cell office:value-type="float" office:value="40.36338" calcext:value-type="float">
            <text:p>40.36338</text:p>
          </table:table-cell>
          <table:table-cell office:value-type="float" office:value="39.91987" calcext:value-type="float">
            <text:p>39.91987</text:p>
          </table:table-cell>
          <table:table-cell office:value-type="float" office:value="39.47787" calcext:value-type="float">
            <text:p>39.47787</text:p>
          </table:table-cell>
          <table:table-cell office:value-type="float" office:value="41.35846" calcext:value-type="float">
            <text:p>41.35846</text:p>
          </table:table-cell>
          <table:table-cell office:value-type="float" office:value="40.89244" calcext:value-type="float">
            <text:p>40.89244</text:p>
          </table:table-cell>
          <table:table-cell office:value-type="float" office:value="40.30892" calcext:value-type="float">
            <text:p>40.30892</text:p>
          </table:table-cell>
          <table:table-cell office:value-type="float" office:value="39.47283" calcext:value-type="float">
            <text:p>39.47283</text:p>
          </table:table-cell>
          <table:table-cell office:value-type="float" office:value="39.9288" calcext:value-type="float">
            <text:p>39.9288</text:p>
          </table:table-cell>
          <table:table-cell office:value-type="float" office:value="39.71297" calcext:value-type="float">
            <text:p>39.71297</text:p>
          </table:table-cell>
          <table:table-cell office:value-type="float" office:value="40.37434" calcext:value-type="float">
            <text:p>40.37434</text:p>
          </table:table-cell>
          <table:table-cell office:value-type="float" office:value="40.21832" calcext:value-type="float">
            <text:p>40.21832</text:p>
          </table:table-cell>
          <table:table-cell office:value-type="float" office:value="40.44544" calcext:value-type="float">
            <text:p>40.44544</text:p>
          </table:table-cell>
        </table:table-row>
        <table:table-row table:style-name="ro1">
          <table:table-cell/>
          <table:table-cell office:value-type="float" office:value="9.93161955097209E+017" calcext:value-type="float">
            <text:p>9.93161955097209E+017</text:p>
          </table:table-cell>
          <table:table-cell office:value-type="float" office:value="4" calcext:value-type="float">
            <text:p>4</text:p>
          </table:table-cell>
          <table:table-cell office:value-type="float" office:value="39.09279" calcext:value-type="float">
            <text:p>39.09279</text:p>
          </table:table-cell>
          <table:table-cell office:value-type="float" office:value="-999999" calcext:value-type="float">
            <text:p>-999999</text:p>
          </table:table-cell>
          <table:table-cell office:value-type="float" office:value="39.38385" calcext:value-type="float">
            <text:p>39.38385</text:p>
          </table:table-cell>
          <table:table-cell office:value-type="float" office:value="39.52906" calcext:value-type="float">
            <text:p>39.52906</text:p>
          </table:table-cell>
          <table:table-cell office:value-type="float" office:value="39.34018" calcext:value-type="float">
            <text:p>39.34018</text:p>
          </table:table-cell>
          <table:table-cell table:number-columns-repeated="15" office:value-type="float" office:value="-999999" calcext:value-type="float">
            <text:p>-999999</text:p>
          </table:table-cell>
          <table:table-cell office:value-type="float" office:value="39.52497" calcext:value-type="float">
            <text:p>39.52497</text:p>
          </table:table-cell>
          <table:table-cell office:value-type="float" office:value="40.04268" calcext:value-type="float">
            <text:p>40.04268</text:p>
          </table:table-cell>
          <table:table-cell office:value-type="float" office:value="40.09461" calcext:value-type="float">
            <text:p>40.09461</text:p>
          </table:table-cell>
          <table:table-cell office:value-type="float" office:value="40.42173" calcext:value-type="float">
            <text:p>40.42173</text:p>
          </table:table-cell>
          <table:table-cell office:value-type="float" office:value="40.68717" calcext:value-type="float">
            <text:p>40.68717</text:p>
          </table:table-cell>
          <table:table-cell office:value-type="float" office:value="39.94226" calcext:value-type="float">
            <text:p>39.94226</text:p>
          </table:table-cell>
          <table:table-cell office:value-type="float" office:value="39.75007" calcext:value-type="float">
            <text:p>39.75007</text:p>
          </table:table-cell>
          <table:table-cell office:value-type="float" office:value="39.152" calcext:value-type="float">
            <text:p>39.152</text:p>
          </table:table-cell>
          <table:table-cell office:value-type="float" office:value="41.16854" calcext:value-type="float">
            <text:p>41.16854</text:p>
          </table:table-cell>
          <table:table-cell office:value-type="float" office:value="40.69888" calcext:value-type="float">
            <text:p>40.69888</text:p>
          </table:table-cell>
          <table:table-cell office:value-type="float" office:value="40.11282" calcext:value-type="float">
            <text:p>40.11282</text:p>
          </table:table-cell>
          <table:table-cell office:value-type="float" office:value="39.30271" calcext:value-type="float">
            <text:p>39.30271</text:p>
          </table:table-cell>
          <table:table-cell office:value-type="float" office:value="39.76237" calcext:value-type="float">
            <text:p>39.76237</text:p>
          </table:table-cell>
          <table:table-cell office:value-type="float" office:value="39.51003" calcext:value-type="float">
            <text:p>39.51003</text:p>
          </table:table-cell>
          <table:table-cell office:value-type="float" office:value="40.09015" calcext:value-type="float">
            <text:p>40.09015</text:p>
          </table:table-cell>
          <table:table-cell office:value-type="float" office:value="40.13934" calcext:value-type="float">
            <text:p>40.13934</text:p>
          </table:table-cell>
          <table:table-cell office:value-type="float" office:value="40.23912" calcext:value-type="float">
            <text:p>40.23912</text:p>
          </table:table-cell>
        </table:table-row>
        <table:table-row table:style-name="ro1">
          <table:table-cell table:number-columns-repeated="3"/>
          <table:table-cell table:style-name="Default" table:number-columns-repeated="20"/>
          <table:table-cell table:number-columns-repeated="17"/>
        </table:table-row>
        <table:table-row table:style-name="ro1">
          <table:table-cell office:value-type="string" calcext:value-type="string">
            <text:p>% NonMasers which have this line</text:p>
          </table:table-cell>
          <table:table-cell table:number-columns-repeated="2"/>
          <table:table-cell table:style-name="ce4" table:formula="of:=(COUNTIF([.D10:.D44];&quot;&lt;&gt;-999999&quot;)/[.$A$5]) * 100" office:value-type="float" office:value="0.126957257723233" calcext:value-type="float">
            <text:p>0.126957257723233</text:p>
          </table:table-cell>
          <table:table-cell table:style-name="ce4" table:formula="of:=(COUNTIF([.E10:.E44];&quot;&lt;&gt;-999999&quot;)/[.$A$5]) * 100" office:value-type="float" office:value="0" calcext:value-type="float">
            <text:p>0</text:p>
          </table:table-cell>
          <table:table-cell table:style-name="ce4" table:formula="of:=(COUNTIF([.F10:.F44];&quot;&lt;&gt;-999999&quot;)/[.$A$5]) * 100" office:value-type="float" office:value="1.10029623360135" calcext:value-type="float">
            <text:p>1.10029623360135</text:p>
          </table:table-cell>
          <table:table-cell table:style-name="ce4" table:formula="of:=(COUNTIF([.G10:.G44];&quot;&lt;&gt;-999999&quot;)/[.$A$5]) * 100" office:value-type="float" office:value="1.10029623360135" calcext:value-type="float">
            <text:p>1.10029623360135</text:p>
          </table:table-cell>
          <table:table-cell table:style-name="ce4" table:formula="of:=(COUNTIF([.H10:.H44];&quot;&lt;&gt;-999999&quot;)/[.$A$5]) * 100" office:value-type="float" office:value="1.1426153195091" calcext:value-type="float">
            <text:p>1.1426153195091</text:p>
          </table:table-cell>
          <table:table-cell table:style-name="ce4" table:formula="of:=(COUNTIF([.I10:.I44];&quot;&lt;&gt;-999999&quot;)/[.$A$5]) * 100" office:value-type="float" office:value="0" calcext:value-type="float">
            <text:p>0</text:p>
          </table:table-cell>
          <table:table-cell table:style-name="ce4" table:formula="of:=(COUNTIF([.J10:.J44];&quot;&lt;&gt;-999999&quot;)/[.$A$5]) * 100" office:value-type="float" office:value="0" calcext:value-type="float">
            <text:p>0</text:p>
          </table:table-cell>
          <table:table-cell table:style-name="ce4" table:formula="of:=(COUNTIF([.K10:.K44];&quot;&lt;&gt;-999999&quot;)/[.$A$5]) * 100" office:value-type="float" office:value="0" calcext:value-type="float">
            <text:p>0</text:p>
          </table:table-cell>
          <table:table-cell table:style-name="ce4" table:formula="of:=(COUNTIF([.L10:.L44];&quot;&lt;&gt;-999999&quot;)/[.$A$5]) * 100" office:value-type="float" office:value="0.0423190859077444" calcext:value-type="float">
            <text:p>0.0423190859077444</text:p>
          </table:table-cell>
          <table:table-cell table:style-name="ce4" table:formula="of:=(COUNTIF([.M10:.M44];&quot;&lt;&gt;-999999&quot;)/[.$A$5]) * 100" office:value-type="float" office:value="0.0423190859077444" calcext:value-type="float">
            <text:p>0.0423190859077444</text:p>
          </table:table-cell>
          <table:table-cell table:style-name="ce4" table:formula="of:=(COUNTIF([.N10:.N44];&quot;&lt;&gt;-999999&quot;)/[.$A$5]) * 100" office:value-type="float" office:value="0" calcext:value-type="float">
            <text:p>0</text:p>
          </table:table-cell>
          <table:table-cell table:style-name="ce4" table:formula="of:=(COUNTIF([.O10:.O44];&quot;&lt;&gt;-999999&quot;)/[.$A$5]) * 100" office:value-type="float" office:value="0.0423190859077444" calcext:value-type="float">
            <text:p>0.0423190859077444</text:p>
          </table:table-cell>
          <table:table-cell table:style-name="ce4" table:formula="of:=(COUNTIF([.P10:.P44];&quot;&lt;&gt;-999999&quot;)/[.$A$5]) * 100" office:value-type="float" office:value="0" calcext:value-type="float">
            <text:p>0</text:p>
          </table:table-cell>
          <table:table-cell table:style-name="ce4" table:formula="of:=(COUNTIF([.Q10:.Q44];&quot;&lt;&gt;-999999&quot;)/[.$A$5]) * 100" office:value-type="float" office:value="0" calcext:value-type="float">
            <text:p>0</text:p>
          </table:table-cell>
          <table:table-cell table:style-name="ce4" table:formula="of:=(COUNTIF([.R10:.R44];&quot;&lt;&gt;-999999&quot;)/[.$A$5]) * 100" office:value-type="float" office:value="0" calcext:value-type="float">
            <text:p>0</text:p>
          </table:table-cell>
          <table:table-cell table:style-name="ce4" table:formula="of:=(COUNTIF([.S10:.S44];&quot;&lt;&gt;-999999&quot;)/[.$A$5]) * 100" office:value-type="float" office:value="0" calcext:value-type="float">
            <text:p>0</text:p>
          </table:table-cell>
          <table:table-cell table:style-name="ce4" table:formula="of:=(COUNTIF([.T10:.T44];&quot;&lt;&gt;-999999&quot;)/[.$A$5]) * 100" office:value-type="float" office:value="0" calcext:value-type="float">
            <text:p>0</text:p>
          </table:table-cell>
          <table:table-cell table:style-name="ce4" table:formula="of:=(COUNTIF([.U10:.U44];&quot;&lt;&gt;-999999&quot;)/[.$A$5]) * 100" office:value-type="float" office:value="0" calcext:value-type="float">
            <text:p>0</text:p>
          </table:table-cell>
          <table:table-cell table:style-name="ce4" table:formula="of:=(COUNTIF([.V10:.V44];&quot;&lt;&gt;-999999&quot;)/[.$A$5]) * 100" office:value-type="float" office:value="0.0423190859077444" calcext:value-type="float">
            <text:p>0.0423190859077444</text:p>
          </table:table-cell>
          <table:table-cell table:style-name="ce4" table:formula="of:=(COUNTIF([.W10:.W44];&quot;&lt;&gt;-999999&quot;)/[.$A$5]) * 100" office:value-type="float" office:value="0.0423190859077444" calcext:value-type="float">
            <text:p>0.042319085907744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ror in above calculation</text:p>
          </table:table-cell>
          <table:table-cell table:number-columns-repeated="2"/>
          <table:table-cell table:style-name="Default" table:formula="of:=([.D46]/100)*SQRT( (1/COUNTIF([.D10:.D44];&quot;&lt;&gt;-999999&quot;)) + (1/[.$A$5]) ) * 100" office:value-type="float" office:value="0.0733453212410483" calcext:value-type="float">
            <text:p>0.0733453212410483</text:p>
          </table:table-cell>
          <table:table-cell table:style-name="Default" table:formula="of:=([.E46]/100)*SQRT( (1/COUNTIF([.E10:.E44];&quot;&lt;&gt;-999999&quot;)) + (1/[.$A$5]) ) * 100" office:value-type="string" office:string-value="" calcext:value-type="error">
            <text:p>#DIV/0!</text:p>
          </table:table-cell>
          <table:table-cell table:style-name="Default" table:formula="of:=([.F46]/100)*SQRT( (1/COUNTIF([.F10:.F44];&quot;&lt;&gt;-999999&quot;)) + (1/[.$A$5]) ) * 100" office:value-type="float" office:value="0.216969738926282" calcext:value-type="float">
            <text:p>0.216969738926282</text:p>
          </table:table-cell>
          <table:table-cell table:style-name="Default" table:formula="of:=([.G46]/100)*SQRT( (1/COUNTIF([.G10:.G44];&quot;&lt;&gt;-999999&quot;)) + (1/[.$A$5]) ) * 100" office:value-type="float" office:value="0.216969738926282" calcext:value-type="float">
            <text:p>0.216969738926282</text:p>
          </table:table-cell>
          <table:table-cell table:style-name="Default" table:formula="of:=([.H46]/100)*SQRT( (1/COUNTIF([.H10:.H44];&quot;&lt;&gt;-999999&quot;)) + (1/[.$A$5]) ) * 100" office:value-type="float" office:value="0.221149137591977" calcext:value-type="float">
            <text:p>0.221149137591977</text:p>
          </table:table-cell>
          <table:table-cell table:style-name="Default" table:formula="of:=([.I46]/100)*SQRT( (1/COUNTIF([.I10:.I44];&quot;&lt;&gt;-999999&quot;)) + (1/[.$A$5]) ) * 100" office:value-type="string" office:string-value="" calcext:value-type="error">
            <text:p>#DIV/0!</text:p>
          </table:table-cell>
          <table:table-cell table:style-name="Default" table:formula="of:=([.J46]/100)*SQRT( (1/COUNTIF([.J10:.J44];&quot;&lt;&gt;-999999&quot;)) + (1/[.$A$5]) ) * 100" office:value-type="string" office:string-value="" calcext:value-type="error">
            <text:p>#DIV/0!</text:p>
          </table:table-cell>
          <table:table-cell table:style-name="Default" table:formula="of:=([.K46]/100)*SQRT( (1/COUNTIF([.K10:.K44];&quot;&lt;&gt;-999999&quot;)) + (1/[.$A$5]) ) * 100" office:value-type="string" office:string-value="" calcext:value-type="error">
            <text:p>#DIV/0!</text:p>
          </table:table-cell>
          <table:table-cell table:style-name="Default" table:formula="of:=([.L46]/100)*SQRT( (1/COUNTIF([.L10:.L44];&quot;&lt;&gt;-999999&quot;)) + (1/[.$A$5]) ) * 100" office:value-type="float" office:value="0.0423280394857368" calcext:value-type="float">
            <text:p>0.0423280394857368</text:p>
          </table:table-cell>
          <table:table-cell table:style-name="Default" table:formula="of:=([.M46]/100)*SQRT( (1/COUNTIF([.M10:.M44];&quot;&lt;&gt;-999999&quot;)) + (1/[.$A$5]) ) * 100" office:value-type="float" office:value="0.0423280394857368" calcext:value-type="float">
            <text:p>0.0423280394857368</text:p>
          </table:table-cell>
          <table:table-cell table:style-name="Default" table:formula="of:=([.N46]/100)*SQRT( (1/COUNTIF([.N10:.N44];&quot;&lt;&gt;-999999&quot;)) + (1/[.$A$5]) ) * 100" office:value-type="string" office:string-value="" calcext:value-type="error">
            <text:p>#DIV/0!</text:p>
          </table:table-cell>
          <table:table-cell table:style-name="Default" table:formula="of:=([.O46]/100)*SQRT( (1/COUNTIF([.O10:.O44];&quot;&lt;&gt;-999999&quot;)) + (1/[.$A$5]) ) * 100" office:value-type="float" office:value="0.0423280394857368" calcext:value-type="float">
            <text:p>0.0423280394857368</text:p>
          </table:table-cell>
          <table:table-cell table:style-name="Default" table:formula="of:=([.P46]/100)*SQRT( (1/COUNTIF([.P10:.P44];&quot;&lt;&gt;-999999&quot;)) + (1/[.$A$5]) ) * 100" office:value-type="string" office:string-value="" calcext:value-type="error">
            <text:p>#DIV/0!</text:p>
          </table:table-cell>
          <table:table-cell table:style-name="Default" table:formula="of:=([.Q46]/100)*SQRT( (1/COUNTIF([.Q10:.Q44];&quot;&lt;&gt;-999999&quot;)) + (1/[.$A$5]) ) * 100" office:value-type="string" office:string-value="" calcext:value-type="error">
            <text:p>#DIV/0!</text:p>
          </table:table-cell>
          <table:table-cell table:style-name="Default" table:formula="of:=([.R46]/100)*SQRT( (1/COUNTIF([.R10:.R44];&quot;&lt;&gt;-999999&quot;)) + (1/[.$A$5]) ) * 100" office:value-type="string" office:string-value="" calcext:value-type="error">
            <text:p>#DIV/0!</text:p>
          </table:table-cell>
          <table:table-cell table:style-name="Default" table:formula="of:=([.S46]/100)*SQRT( (1/COUNTIF([.S10:.S44];&quot;&lt;&gt;-999999&quot;)) + (1/[.$A$5]) ) * 100" office:value-type="string" office:string-value="" calcext:value-type="error">
            <text:p>#DIV/0!</text:p>
          </table:table-cell>
          <table:table-cell table:style-name="Default" table:formula="of:=([.T46]/100)*SQRT( (1/COUNTIF([.T10:.T44];&quot;&lt;&gt;-999999&quot;)) + (1/[.$A$5]) ) * 100" office:value-type="string" office:string-value="" calcext:value-type="error">
            <text:p>#DIV/0!</text:p>
          </table:table-cell>
          <table:table-cell table:style-name="Default" table:formula="of:=([.U46]/100)*SQRT( (1/COUNTIF([.U10:.U44];&quot;&lt;&gt;-999999&quot;)) + (1/[.$A$5]) ) * 100" office:value-type="string" office:string-value="" calcext:value-type="error">
            <text:p>#DIV/0!</text:p>
          </table:table-cell>
          <table:table-cell table:style-name="Default" table:formula="of:=([.V46]/100)*SQRT( (1/COUNTIF([.V10:.V44];&quot;&lt;&gt;-999999&quot;)) + (1/[.$A$5]) ) * 100" office:value-type="float" office:value="0.0423280394857368" calcext:value-type="float">
            <text:p>0.0423280394857368</text:p>
          </table:table-cell>
          <table:table-cell table:style-name="Default" table:formula="of:=([.W46]/100)*SQRT( (1/COUNTIF([.W10:.W44];&quot;&lt;&gt;-999999&quot;)) + (1/[.$A$5]) ) * 100" office:value-type="float" office:value="0.0423280394857368" calcext:value-type="float">
            <text:p>0.0423280394857368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Default" table:number-columns-repeated="20"/>
          <table:table-cell table:number-columns-repeated="17"/>
        </table:table-row>
        <table:table-row table:style-name="ro1">
          <table:table-cell office:value-type="string" calcext:value-type="string">
            <text:p>Does Error Include 0% ?</text:p>
          </table:table-cell>
          <table:table-cell table:number-columns-repeated="2"/>
          <table:table-cell table:style-name="ce5" table:formula="of:=[.D46]-[.D47]&lt;0" office:value-type="boolean" office:boolean-value="false" calcext:value-type="boolean">
            <text:p>FALSE</text:p>
          </table:table-cell>
          <table:table-cell table:style-name="ce5" table:formula="of:=[.E46]-[.E47]&lt;0" office:value-type="string" office:string-value="" calcext:value-type="error">
            <text:p>#DIV/0!</text:p>
          </table:table-cell>
          <table:table-cell table:style-name="ce5" table:formula="of:=[.F46]-[.F47]&lt;0" office:value-type="boolean" office:boolean-value="false" calcext:value-type="boolean">
            <text:p>FALSE</text:p>
          </table:table-cell>
          <table:table-cell table:style-name="ce5" table:formula="of:=[.G46]-[.G47]&lt;0" office:value-type="boolean" office:boolean-value="false" calcext:value-type="boolean">
            <text:p>FALSE</text:p>
          </table:table-cell>
          <table:table-cell table:style-name="ce5" table:formula="of:=[.H46]-[.H47]&lt;0" office:value-type="boolean" office:boolean-value="false" calcext:value-type="boolean">
            <text:p>FALSE</text:p>
          </table:table-cell>
          <table:table-cell table:style-name="ce5" table:formula="of:=[.I46]-[.I47]&lt;0" office:value-type="string" office:string-value="" calcext:value-type="error">
            <text:p>#DIV/0!</text:p>
          </table:table-cell>
          <table:table-cell table:style-name="ce5" table:formula="of:=[.J46]-[.J47]&lt;0" office:value-type="string" office:string-value="" calcext:value-type="error">
            <text:p>#DIV/0!</text:p>
          </table:table-cell>
          <table:table-cell table:style-name="ce5" table:formula="of:=[.K46]-[.K47]&lt;0" office:value-type="string" office:string-value="" calcext:value-type="error">
            <text:p>#DIV/0!</text:p>
          </table:table-cell>
          <table:table-cell table:style-name="ce5" table:formula="of:=[.L46]-[.L47]&lt;0" office:value-type="boolean" office:boolean-value="true" calcext:value-type="boolean">
            <text:p>TRUE</text:p>
          </table:table-cell>
          <table:table-cell table:style-name="ce5" table:formula="of:=[.M46]-[.M47]&lt;0" office:value-type="boolean" office:boolean-value="true" calcext:value-type="boolean">
            <text:p>TRUE</text:p>
          </table:table-cell>
          <table:table-cell table:style-name="ce5" table:formula="of:=[.N46]-[.N47]&lt;0" office:value-type="string" office:string-value="" calcext:value-type="error">
            <text:p>#DIV/0!</text:p>
          </table:table-cell>
          <table:table-cell table:style-name="ce5" table:formula="of:=[.O46]-[.O47]&lt;0" office:value-type="boolean" office:boolean-value="true" calcext:value-type="boolean">
            <text:p>TRUE</text:p>
          </table:table-cell>
          <table:table-cell table:style-name="ce5" table:formula="of:=[.P46]-[.P47]&lt;0" office:value-type="string" office:string-value="" calcext:value-type="error">
            <text:p>#DIV/0!</text:p>
          </table:table-cell>
          <table:table-cell table:style-name="ce5" table:formula="of:=[.Q46]-[.Q47]&lt;0" office:value-type="string" office:string-value="" calcext:value-type="error">
            <text:p>#DIV/0!</text:p>
          </table:table-cell>
          <table:table-cell table:style-name="ce5" table:formula="of:=[.R46]-[.R47]&lt;0" office:value-type="string" office:string-value="" calcext:value-type="error">
            <text:p>#DIV/0!</text:p>
          </table:table-cell>
          <table:table-cell table:style-name="ce5" table:formula="of:=[.S46]-[.S47]&lt;0" office:value-type="string" office:string-value="" calcext:value-type="error">
            <text:p>#DIV/0!</text:p>
          </table:table-cell>
          <table:table-cell table:style-name="ce5" table:formula="of:=[.T46]-[.T47]&lt;0" office:value-type="string" office:string-value="" calcext:value-type="error">
            <text:p>#DIV/0!</text:p>
          </table:table-cell>
          <table:table-cell table:style-name="ce5" table:formula="of:=[.U46]-[.U47]&lt;0" office:value-type="string" office:string-value="" calcext:value-type="error">
            <text:p>#DIV/0!</text:p>
          </table:table-cell>
          <table:table-cell table:style-name="ce5" table:formula="of:=[.V46]-[.V47]&lt;0" office:value-type="boolean" office:boolean-value="true" calcext:value-type="boolean">
            <text:p>TRUE</text:p>
          </table:table-cell>
          <table:table-cell table:style-name="ce5" table:formula="of:=[.W46]-[.W47]&lt;0" office:value-type="boolean" office:boolean-value="true" calcext:value-type="boolean">
            <text:p>TR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f true, data is useless</text:p>
          </table:table-cell>
          <table:table-cell table:number-columns-repeated="2"/>
          <table:table-cell table:style-name="Default" table:number-columns-repeated="20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Default" table:number-columns-repeated="20"/>
          <table:table-cell table:number-columns-repeated="17"/>
        </table:table-row>
        <table:table-row table:style-name="ro1">
          <table:table-cell office:value-type="string" calcext:value-type="string">
            <text:p>Masers</text:p>
          </table:table-cell>
          <table:table-cell table:number-columns-repeated="2"/>
          <table:table-cell table:style-name="Default" table:number-columns-repeated="20"/>
          <table:table-cell table:number-columns-repeated="17"/>
        </table:table-row>
        <table:table-row table:style-name="ro1">
          <table:table-cell/>
          <table:table-cell office:value-type="float" office:value="2.06046480086915E+018" calcext:value-type="float">
            <text:p>2.06046480086915E+018</text:p>
          </table:table-cell>
          <table:table-cell office:value-type="float" office:value="4" calcext:value-type="float">
            <text:p>4</text:p>
          </table:table-cell>
          <table:table-cell office:value-type="float" office:value="38.91864" calcext:value-type="float">
            <text:p>38.91864</text:p>
          </table:table-cell>
          <table:table-cell office:value-type="float" office:value="-999999" calcext:value-type="float">
            <text:p>-999999</text:p>
          </table:table-cell>
          <table:table-cell office:value-type="float" office:value="39.25394" calcext:value-type="float">
            <text:p>39.25394</text:p>
          </table:table-cell>
          <table:table-cell office:value-type="float" office:value="39.49926" calcext:value-type="float">
            <text:p>39.49926</text:p>
          </table:table-cell>
          <table:table-cell office:value-type="float" office:value="39.33647" calcext:value-type="float">
            <text:p>39.33647</text:p>
          </table:table-cell>
          <table:table-cell table:number-columns-repeated="15" office:value-type="float" office:value="-999999" calcext:value-type="float">
            <text:p>-999999</text:p>
          </table:table-cell>
          <table:table-cell office:value-type="float" office:value="39.51505" calcext:value-type="float">
            <text:p>39.51505</text:p>
          </table:table-cell>
          <table:table-cell office:value-type="float" office:value="40.11479" calcext:value-type="float">
            <text:p>40.11479</text:p>
          </table:table-cell>
          <table:table-cell office:value-type="float" office:value="40.13351" calcext:value-type="float">
            <text:p>40.13351</text:p>
          </table:table-cell>
          <table:table-cell office:value-type="float" office:value="40.7993" calcext:value-type="float">
            <text:p>40.7993</text:p>
          </table:table-cell>
          <table:table-cell office:value-type="float" office:value="40.9931" calcext:value-type="float">
            <text:p>40.9931</text:p>
          </table:table-cell>
          <table:table-cell office:value-type="float" office:value="40.31984" calcext:value-type="float">
            <text:p>40.31984</text:p>
          </table:table-cell>
          <table:table-cell office:value-type="float" office:value="39.65417" calcext:value-type="float">
            <text:p>39.65417</text:p>
          </table:table-cell>
          <table:table-cell office:value-type="float" office:value="39.5113" calcext:value-type="float">
            <text:p>39.5113</text:p>
          </table:table-cell>
          <table:table-cell office:value-type="float" office:value="41.00748" calcext:value-type="float">
            <text:p>41.00748</text:p>
          </table:table-cell>
          <table:table-cell office:value-type="float" office:value="40.5392" calcext:value-type="float">
            <text:p>40.5392</text:p>
          </table:table-cell>
          <table:table-cell office:value-type="float" office:value="40.332" calcext:value-type="float">
            <text:p>40.332</text:p>
          </table:table-cell>
          <table:table-cell office:value-type="float" office:value="39.03038" calcext:value-type="float">
            <text:p>39.03038</text:p>
          </table:table-cell>
          <table:table-cell office:value-type="float" office:value="39.96502" calcext:value-type="float">
            <text:p>39.96502</text:p>
          </table:table-cell>
          <table:table-cell office:value-type="float" office:value="39.69764" calcext:value-type="float">
            <text:p>39.69764</text:p>
          </table:table-cell>
          <table:table-cell office:value-type="float" office:value="39.84719" calcext:value-type="float">
            <text:p>39.84719</text:p>
          </table:table-cell>
          <table:table-cell office:value-type="float" office:value="39.7431" calcext:value-type="float">
            <text:p>39.7431</text:p>
          </table:table-cell>
          <table:table-cell office:value-type="float" office:value="39.93179" calcext:value-type="float">
            <text:p>39.93179</text:p>
          </table:table-cell>
        </table:table-row>
        <table:table-row table:style-name="ro1">
          <table:table-cell/>
          <table:table-cell office:value-type="float" office:value="2.26432001129424E+018" calcext:value-type="float">
            <text:p>2.26432001129424E+01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-999999" calcext:value-type="float">
            <text:p>-999999</text:p>
          </table:table-cell>
          <table:table-cell office:value-type="float" office:value="39.16763" calcext:value-type="float">
            <text:p>39.16763</text:p>
          </table:table-cell>
          <table:table-cell office:value-type="float" office:value="38.95129" calcext:value-type="float">
            <text:p>38.95129</text:p>
          </table:table-cell>
          <table:table-cell table:number-columns-repeated="15" office:value-type="float" office:value="-999999" calcext:value-type="float">
            <text:p>-999999</text:p>
          </table:table-cell>
          <table:table-cell office:value-type="float" office:value="39.29785" calcext:value-type="float">
            <text:p>39.29785</text:p>
          </table:table-cell>
          <table:table-cell office:value-type="float" office:value="40.15752" calcext:value-type="float">
            <text:p>40.15752</text:p>
          </table:table-cell>
          <table:table-cell office:value-type="float" office:value="40.19002" calcext:value-type="float">
            <text:p>40.19002</text:p>
          </table:table-cell>
          <table:table-cell office:value-type="float" office:value="40.74104" calcext:value-type="float">
            <text:p>40.74104</text:p>
          </table:table-cell>
          <table:table-cell office:value-type="float" office:value="40.8858" calcext:value-type="float">
            <text:p>40.8858</text:p>
          </table:table-cell>
          <table:table-cell office:value-type="float" office:value="40.26157" calcext:value-type="float">
            <text:p>40.26157</text:p>
          </table:table-cell>
          <table:table-cell office:value-type="float" office:value="39.75516" calcext:value-type="float">
            <text:p>39.75516</text:p>
          </table:table-cell>
          <table:table-cell office:value-type="float" office:value="39.16787" calcext:value-type="float">
            <text:p>39.16787</text:p>
          </table:table-cell>
          <table:table-cell office:value-type="float" office:value="40.47172" calcext:value-type="float">
            <text:p>40.47172</text:p>
          </table:table-cell>
          <table:table-cell office:value-type="float" office:value="39.96827" calcext:value-type="float">
            <text:p>39.96827</text:p>
          </table:table-cell>
          <table:table-cell office:value-type="float" office:value="40.0643" calcext:value-type="float">
            <text:p>40.0643</text:p>
          </table:table-cell>
          <table:table-cell office:value-type="float" office:value="38.73293" calcext:value-type="float">
            <text:p>38.73293</text:p>
          </table:table-cell>
          <table:table-cell office:value-type="float" office:value="39.60929" calcext:value-type="float">
            <text:p>39.60929</text:p>
          </table:table-cell>
          <table:table-cell office:value-type="float" office:value="39.31089" calcext:value-type="float">
            <text:p>39.31089</text:p>
          </table:table-cell>
          <table:table-cell office:value-type="float" office:value="39.34094" calcext:value-type="float">
            <text:p>39.34094</text:p>
          </table:table-cell>
          <table:table-cell office:value-type="float" office:value="-999999" calcext:value-type="float">
            <text:p>-999999</text:p>
          </table:table-cell>
          <table:table-cell office:value-type="float" office:value="40.18607" calcext:value-type="float">
            <text:p>40.18607</text:p>
          </table:table-cell>
        </table:table-row>
        <table:table-row table:style-name="ro1">
          <table:table-cell/>
          <table:table-cell office:value-type="float" office:value="2.38362665396944E+018" calcext:value-type="float">
            <text:p>2.38362665396944E+0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999999" calcext:value-type="float">
            <text:p>-999999</text:p>
          </table:table-cell>
          <table:table-cell office:value-type="float" office:value="38.07315" calcext:value-type="float">
            <text:p>38.07315</text:p>
          </table:table-cell>
          <table:table-cell office:value-type="float" office:value="38.64466" calcext:value-type="float">
            <text:p>38.64466</text:p>
          </table:table-cell>
          <table:table-cell office:value-type="float" office:value="38.45973" calcext:value-type="float">
            <text:p>38.45973</text:p>
          </table:table-cell>
          <table:table-cell table:number-columns-repeated="15" office:value-type="float" office:value="-999999" calcext:value-type="float">
            <text:p>-999999</text:p>
          </table:table-cell>
          <table:table-cell office:value-type="float" office:value="38.40035" calcext:value-type="float">
            <text:p>38.40035</text:p>
          </table:table-cell>
          <table:table-cell office:value-type="float" office:value="38.92684" calcext:value-type="float">
            <text:p>38.92684</text:p>
          </table:table-cell>
          <table:table-cell office:value-type="float" office:value="38.93992" calcext:value-type="float">
            <text:p>38.93992</text:p>
          </table:table-cell>
          <table:table-cell office:value-type="float" office:value="39.3839" calcext:value-type="float">
            <text:p>39.3839</text:p>
          </table:table-cell>
          <table:table-cell office:value-type="float" office:value="39.567" calcext:value-type="float">
            <text:p>39.567</text:p>
          </table:table-cell>
          <table:table-cell office:value-type="float" office:value="38.90444" calcext:value-type="float">
            <text:p>38.90444</text:p>
          </table:table-cell>
          <table:table-cell office:value-type="float" office:value="38.78052" calcext:value-type="float">
            <text:p>38.78052</text:p>
          </table:table-cell>
          <table:table-cell office:value-type="float" office:value="38.07832" calcext:value-type="float">
            <text:p>38.07832</text:p>
          </table:table-cell>
          <table:table-cell office:value-type="float" office:value="39.78862" calcext:value-type="float">
            <text:p>39.78862</text:p>
          </table:table-cell>
          <table:table-cell office:value-type="float" office:value="39.31487" calcext:value-type="float">
            <text:p>39.31487</text:p>
          </table:table-cell>
          <table:table-cell office:value-type="float" office:value="38.89714" calcext:value-type="float">
            <text:p>38.89714</text:p>
          </table:table-cell>
          <table:table-cell office:value-type="float" office:value="38.41329" calcext:value-type="float">
            <text:p>38.41329</text:p>
          </table:table-cell>
          <table:table-cell office:value-type="float" office:value="38.49782" calcext:value-type="float">
            <text:p>38.49782</text:p>
          </table:table-cell>
          <table:table-cell office:value-type="float" office:value="38.20631" calcext:value-type="float">
            <text:p>38.20631</text:p>
          </table:table-cell>
          <table:table-cell office:value-type="float" office:value="38.88998" calcext:value-type="float">
            <text:p>38.88998</text:p>
          </table:table-cell>
          <table:table-cell table:number-columns-repeated="2" office:value-type="float" office:value="-999999" calcext:value-type="float">
            <text:p>-999999</text:p>
          </table:table-cell>
        </table:table-row>
        <table:table-row table:style-name="ro1">
          <table:table-cell/>
          <table:table-cell office:value-type="float" office:value="2.41179751782288E+018" calcext:value-type="float">
            <text:p>2.41179751782288E+018</text:p>
          </table:table-cell>
          <table:table-cell office:value-type="float" office:value="6" calcext:value-type="float">
            <text:p>6</text:p>
          </table:table-cell>
          <table:table-cell office:value-type="float" office:value="39.41273" calcext:value-type="float">
            <text:p>39.41273</text:p>
          </table:table-cell>
          <table:table-cell office:value-type="float" office:value="-999999" calcext:value-type="float">
            <text:p>-999999</text:p>
          </table:table-cell>
          <table:table-cell office:value-type="float" office:value="39.5325" calcext:value-type="float">
            <text:p>39.5325</text:p>
          </table:table-cell>
          <table:table-cell office:value-type="float" office:value="40.07898" calcext:value-type="float">
            <text:p>40.07898</text:p>
          </table:table-cell>
          <table:table-cell office:value-type="float" office:value="39.8084" calcext:value-type="float">
            <text:p>39.8084</text:p>
          </table:table-cell>
          <table:table-cell table:number-columns-repeated="2" office:value-type="float" office:value="-999999" calcext:value-type="float">
            <text:p>-999999</text:p>
          </table:table-cell>
          <table:table-cell office:value-type="float" office:value="39.1722" calcext:value-type="float">
            <text:p>39.1722</text:p>
          </table:table-cell>
          <table:table-cell table:number-columns-repeated="3" office:value-type="float" office:value="-999999" calcext:value-type="float">
            <text:p>-999999</text:p>
          </table:table-cell>
          <table:table-cell office:value-type="float" office:value="39.34649" calcext:value-type="float">
            <text:p>39.34649</text:p>
          </table:table-cell>
          <table:table-cell table:number-columns-repeated="8" office:value-type="float" office:value="-999999" calcext:value-type="float">
            <text:p>-999999</text:p>
          </table:table-cell>
          <table:table-cell office:value-type="float" office:value="39.63997" calcext:value-type="float">
            <text:p>39.63997</text:p>
          </table:table-cell>
          <table:table-cell office:value-type="float" office:value="40.09916" calcext:value-type="float">
            <text:p>40.09916</text:p>
          </table:table-cell>
          <table:table-cell office:value-type="float" office:value="40.11303" calcext:value-type="float">
            <text:p>40.11303</text:p>
          </table:table-cell>
          <table:table-cell office:value-type="float" office:value="40.68962" calcext:value-type="float">
            <text:p>40.68962</text:p>
          </table:table-cell>
          <table:table-cell office:value-type="float" office:value="41.02049" calcext:value-type="float">
            <text:p>41.02049</text:p>
          </table:table-cell>
          <table:table-cell office:value-type="float" office:value="40.21016" calcext:value-type="float">
            <text:p>40.21016</text:p>
          </table:table-cell>
          <table:table-cell office:value-type="float" office:value="39.82273" calcext:value-type="float">
            <text:p>39.82273</text:p>
          </table:table-cell>
          <table:table-cell office:value-type="float" office:value="39.5829" calcext:value-type="float">
            <text:p>39.5829</text:p>
          </table:table-cell>
          <table:table-cell office:value-type="float" office:value="41.30741" calcext:value-type="float">
            <text:p>41.30741</text:p>
          </table:table-cell>
          <table:table-cell office:value-type="float" office:value="40.8384" calcext:value-type="float">
            <text:p>40.8384</text:p>
          </table:table-cell>
          <table:table-cell office:value-type="float" office:value="40.34863" calcext:value-type="float">
            <text:p>40.34863</text:p>
          </table:table-cell>
          <table:table-cell office:value-type="float" office:value="39.75993" calcext:value-type="float">
            <text:p>39.75993</text:p>
          </table:table-cell>
          <table:table-cell office:value-type="float" office:value="39.92635" calcext:value-type="float">
            <text:p>39.92635</text:p>
          </table:table-cell>
          <table:table-cell office:value-type="float" office:value="39.49484" calcext:value-type="float">
            <text:p>39.49484</text:p>
          </table:table-cell>
          <table:table-cell office:value-type="float" office:value="40.2556" calcext:value-type="float">
            <text:p>40.2556</text:p>
          </table:table-cell>
          <table:table-cell office:value-type="float" office:value="40.26339" calcext:value-type="float">
            <text:p>40.26339</text:p>
          </table:table-cell>
          <table:table-cell office:value-type="float" office:value="40.18345" calcext:value-type="float">
            <text:p>40.18345</text:p>
          </table:table-cell>
        </table:table-row>
        <table:table-row table:style-name="ro1">
          <table:table-cell/>
          <table:table-cell office:value-type="float" office:value="7.12824968039131E+017" calcext:value-type="float">
            <text:p>7.12824968039131E+0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99999" calcext:value-type="float">
            <text:p>-999999</text:p>
          </table:table-cell>
          <table:table-cell office:value-type="float" office:value="39.27164" calcext:value-type="float">
            <text:p>39.27164</text:p>
          </table:table-cell>
          <table:table-cell office:value-type="float" office:value="-999999" calcext:value-type="float">
            <text:p>-999999</text:p>
          </table:table-cell>
          <table:table-cell office:value-type="float" office:value="39.27766" calcext:value-type="float">
            <text:p>39.27766</text:p>
          </table:table-cell>
          <table:table-cell table:number-columns-repeated="15" office:value-type="float" office:value="-999999" calcext:value-type="float">
            <text:p>-999999</text:p>
          </table:table-cell>
          <table:table-cell office:value-type="float" office:value="39.75259" calcext:value-type="float">
            <text:p>39.75259</text:p>
          </table:table-cell>
          <table:table-cell office:value-type="float" office:value="40.31371" calcext:value-type="float">
            <text:p>40.31371</text:p>
          </table:table-cell>
          <table:table-cell office:value-type="float" office:value="40.33446" calcext:value-type="float">
            <text:p>40.33446</text:p>
          </table:table-cell>
          <table:table-cell office:value-type="float" office:value="40.82559" calcext:value-type="float">
            <text:p>40.82559</text:p>
          </table:table-cell>
          <table:table-cell office:value-type="float" office:value="40.79556" calcext:value-type="float">
            <text:p>40.79556</text:p>
          </table:table-cell>
          <table:table-cell office:value-type="float" office:value="40.34613" calcext:value-type="float">
            <text:p>40.34613</text:p>
          </table:table-cell>
          <table:table-cell office:value-type="float" office:value="39.89198" calcext:value-type="float">
            <text:p>39.89198</text:p>
          </table:table-cell>
          <table:table-cell office:value-type="float" office:value="39.32317" calcext:value-type="float">
            <text:p>39.32317</text:p>
          </table:table-cell>
          <table:table-cell office:value-type="float" office:value="41.20913" calcext:value-type="float">
            <text:p>41.20913</text:p>
          </table:table-cell>
          <table:table-cell office:value-type="float" office:value="40.73399" calcext:value-type="float">
            <text:p>40.73399</text:p>
          </table:table-cell>
          <table:table-cell office:value-type="float" office:value="40.21636" calcext:value-type="float">
            <text:p>40.21636</text:p>
          </table:table-cell>
          <table:table-cell office:value-type="float" office:value="39.37646" calcext:value-type="float">
            <text:p>39.37646</text:p>
          </table:table-cell>
          <table:table-cell office:value-type="float" office:value="39.87831" calcext:value-type="float">
            <text:p>39.87831</text:p>
          </table:table-cell>
          <table:table-cell office:value-type="float" office:value="39.61622" calcext:value-type="float">
            <text:p>39.61622</text:p>
          </table:table-cell>
          <table:table-cell office:value-type="float" office:value="40.17922" calcext:value-type="float">
            <text:p>40.17922</text:p>
          </table:table-cell>
          <table:table-cell office:value-type="float" office:value="40.40305" calcext:value-type="float">
            <text:p>40.40305</text:p>
          </table:table-cell>
          <table:table-cell office:value-type="float" office:value="40.38308" calcext:value-type="float">
            <text:p>40.38308</text:p>
          </table:table-cell>
        </table:table-row>
        <table:table-row table:style-name="ro1">
          <table:table-cell table:number-columns-repeated="3"/>
          <table:table-cell table:style-name="Default" table:number-columns-repeated="20"/>
          <table:table-cell table:number-columns-repeated="17"/>
        </table:table-row>
        <table:table-row table:style-name="ro1">
          <table:table-cell office:value-type="string" calcext:value-type="string">
            <text:p>% Masers which have this line</text:p>
          </table:table-cell>
          <table:table-cell table:number-columns-repeated="2"/>
          <table:table-cell table:style-name="ce4" table:formula="of:=(COUNTIF([.D54:.D58];&quot;&lt;&gt;-999999&quot;)/[.$A$7]) * 100" office:value-type="float" office:value="3.125" calcext:value-type="float">
            <text:p>3.125</text:p>
          </table:table-cell>
          <table:table-cell table:style-name="ce4" table:formula="of:=(COUNTIF([.E54:.E58];&quot;&lt;&gt;-999999&quot;)/[.$A$7]) * 100" office:value-type="float" office:value="0" calcext:value-type="float">
            <text:p>0</text:p>
          </table:table-cell>
          <table:table-cell table:style-name="ce4" table:formula="of:=(COUNTIF([.F54:.F58];&quot;&lt;&gt;-999999&quot;)/[.$A$7]) * 100" office:value-type="float" office:value="6.25" calcext:value-type="float">
            <text:p>6.25</text:p>
          </table:table-cell>
          <table:table-cell table:style-name="ce4" table:formula="of:=(COUNTIF([.G54:.G58];&quot;&lt;&gt;-999999&quot;)/[.$A$7]) * 100" office:value-type="float" office:value="6.25" calcext:value-type="float">
            <text:p>6.25</text:p>
          </table:table-cell>
          <table:table-cell table:style-name="ce4" table:formula="of:=(COUNTIF([.H54:.H58];&quot;&lt;&gt;-999999&quot;)/[.$A$7]) * 100" office:value-type="float" office:value="7.8125" calcext:value-type="float">
            <text:p>7.8125</text:p>
          </table:table-cell>
          <table:table-cell table:style-name="ce4" table:formula="of:=(COUNTIF([.I54:.I58];&quot;&lt;&gt;-999999&quot;)/[.$A$7]) * 100" office:value-type="float" office:value="0" calcext:value-type="float">
            <text:p>0</text:p>
          </table:table-cell>
          <table:table-cell table:style-name="ce4" table:formula="of:=(COUNTIF([.J54:.J58];&quot;&lt;&gt;-999999&quot;)/[.$A$7]) * 100" office:value-type="float" office:value="0" calcext:value-type="float">
            <text:p>0</text:p>
          </table:table-cell>
          <table:table-cell table:style-name="ce4" table:formula="of:=(COUNTIF([.K54:.K58];&quot;&lt;&gt;-999999&quot;)/[.$A$7]) * 100" office:value-type="float" office:value="1.5625" calcext:value-type="float">
            <text:p>1.5625</text:p>
          </table:table-cell>
          <table:table-cell table:style-name="ce4" table:formula="of:=(COUNTIF([.L54:.L58];&quot;&lt;&gt;-999999&quot;)/[.$A$7]) * 100" office:value-type="float" office:value="0" calcext:value-type="float">
            <text:p>0</text:p>
          </table:table-cell>
          <table:table-cell table:style-name="ce4" table:formula="of:=(COUNTIF([.M54:.M58];&quot;&lt;&gt;-999999&quot;)/[.$A$7]) * 100" office:value-type="float" office:value="0" calcext:value-type="float">
            <text:p>0</text:p>
          </table:table-cell>
          <table:table-cell table:style-name="ce4" table:formula="of:=(COUNTIF([.N54:.N58];&quot;&lt;&gt;-999999&quot;)/[.$A$7]) * 100" office:value-type="float" office:value="0" calcext:value-type="float">
            <text:p>0</text:p>
          </table:table-cell>
          <table:table-cell table:style-name="ce4" table:formula="of:=(COUNTIF([.O54:.O58];&quot;&lt;&gt;-999999&quot;)/[.$A$7]) * 100" office:value-type="float" office:value="1.5625" calcext:value-type="float">
            <text:p>1.5625</text:p>
          </table:table-cell>
          <table:table-cell table:style-name="ce4" table:formula="of:=(COUNTIF([.P54:.P58];&quot;&lt;&gt;-999999&quot;)/[.$A$7]) * 100" office:value-type="float" office:value="0" calcext:value-type="float">
            <text:p>0</text:p>
          </table:table-cell>
          <table:table-cell table:style-name="ce4" table:formula="of:=(COUNTIF([.Q54:.Q58];&quot;&lt;&gt;-999999&quot;)/[.$A$7]) * 100" office:value-type="float" office:value="0" calcext:value-type="float">
            <text:p>0</text:p>
          </table:table-cell>
          <table:table-cell table:style-name="ce4" table:formula="of:=(COUNTIF([.R54:.R58];&quot;&lt;&gt;-999999&quot;)/[.$A$7]) * 100" office:value-type="float" office:value="0" calcext:value-type="float">
            <text:p>0</text:p>
          </table:table-cell>
          <table:table-cell table:style-name="ce4" table:formula="of:=(COUNTIF([.S54:.S58];&quot;&lt;&gt;-999999&quot;)/[.$A$7]) * 100" office:value-type="float" office:value="0" calcext:value-type="float">
            <text:p>0</text:p>
          </table:table-cell>
          <table:table-cell table:style-name="ce4" table:formula="of:=(COUNTIF([.T54:.T58];&quot;&lt;&gt;-999999&quot;)/[.$A$7]) * 100" office:value-type="float" office:value="0" calcext:value-type="float">
            <text:p>0</text:p>
          </table:table-cell>
          <table:table-cell table:style-name="ce4" table:formula="of:=(COUNTIF([.U54:.U58];&quot;&lt;&gt;-999999&quot;)/[.$A$7]) * 100" office:value-type="float" office:value="0" calcext:value-type="float">
            <text:p>0</text:p>
          </table:table-cell>
          <table:table-cell table:style-name="ce4" table:formula="of:=(COUNTIF([.V54:.V58];&quot;&lt;&gt;-999999&quot;)/[.$A$7]) * 100" office:value-type="float" office:value="0" calcext:value-type="float">
            <text:p>0</text:p>
          </table:table-cell>
          <table:table-cell table:style-name="ce4" table:formula="of:=(COUNTIF([.W54:.W58];&quot;&lt;&gt;-999999&quot;)/[.$A$7]) * 100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ror in above calculation</text:p>
          </table:table-cell>
          <table:table-cell table:number-columns-repeated="2"/>
          <table:table-cell table:style-name="Default" table:formula="of:=([.D60]/100)*SQRT( (1/COUNTIF([.D54:.D58];&quot;&lt;&gt;-999999&quot;)) + (1/[.$A$7]) ) * 100" office:value-type="float" office:value="2.24396978380392" calcext:value-type="float">
            <text:p>2.24396978380392</text:p>
          </table:table-cell>
          <table:table-cell table:style-name="Default" table:formula="of:=([.E60]/100)*SQRT( (1/COUNTIF([.E54:.E58];&quot;&lt;&gt;-999999&quot;)) + (1/[.$A$7]) ) * 100" office:value-type="string" office:string-value="" calcext:value-type="error">
            <text:p>#DIV/0!</text:p>
          </table:table-cell>
          <table:table-cell table:style-name="Default" table:formula="of:=([.F60]/100)*SQRT( (1/COUNTIF([.F54:.F58];&quot;&lt;&gt;-999999&quot;)) + (1/[.$A$7]) ) * 100" office:value-type="float" office:value="3.2211762700138" calcext:value-type="float">
            <text:p>3.2211762700138</text:p>
          </table:table-cell>
          <table:table-cell table:style-name="Default" table:formula="of:=([.G60]/100)*SQRT( (1/COUNTIF([.G54:.G58];&quot;&lt;&gt;-999999&quot;)) + (1/[.$A$7]) ) * 100" office:value-type="float" office:value="3.2211762700138" calcext:value-type="float">
            <text:p>3.2211762700138</text:p>
          </table:table-cell>
          <table:table-cell table:style-name="Default" table:formula="of:=([.H60]/100)*SQRT( (1/COUNTIF([.H54:.H58];&quot;&lt;&gt;-999999&quot;)) + (1/[.$A$7]) ) * 100" office:value-type="float" office:value="3.62776867597787" calcext:value-type="float">
            <text:p>3.62776867597787</text:p>
          </table:table-cell>
          <table:table-cell table:style-name="Default" table:formula="of:=([.I60]/100)*SQRT( (1/COUNTIF([.I54:.I58];&quot;&lt;&gt;-999999&quot;)) + (1/[.$A$7]) ) * 100" office:value-type="string" office:string-value="" calcext:value-type="error">
            <text:p>#DIV/0!</text:p>
          </table:table-cell>
          <table:table-cell table:style-name="Default" table:formula="of:=([.J60]/100)*SQRT( (1/COUNTIF([.J54:.J58];&quot;&lt;&gt;-999999&quot;)) + (1/[.$A$7]) ) * 100" office:value-type="string" office:string-value="" calcext:value-type="error">
            <text:p>#DIV/0!</text:p>
          </table:table-cell>
          <table:table-cell table:style-name="Default" table:formula="of:=([.K60]/100)*SQRT( (1/COUNTIF([.K54:.K58];&quot;&lt;&gt;-999999&quot;)) + (1/[.$A$7]) ) * 100" office:value-type="float" office:value="1.57465971646456" calcext:value-type="float">
            <text:p>1.57465971646456</text:p>
          </table:table-cell>
          <table:table-cell table:style-name="Default" table:formula="of:=([.L60]/100)*SQRT( (1/COUNTIF([.L54:.L58];&quot;&lt;&gt;-999999&quot;)) + (1/[.$A$7]) ) * 100" office:value-type="string" office:string-value="" calcext:value-type="error">
            <text:p>#DIV/0!</text:p>
          </table:table-cell>
          <table:table-cell table:style-name="Default" table:formula="of:=([.M60]/100)*SQRT( (1/COUNTIF([.M54:.M58];&quot;&lt;&gt;-999999&quot;)) + (1/[.$A$7]) ) * 100" office:value-type="string" office:string-value="" calcext:value-type="error">
            <text:p>#DIV/0!</text:p>
          </table:table-cell>
          <table:table-cell table:style-name="Default" table:formula="of:=([.N60]/100)*SQRT( (1/COUNTIF([.N54:.N58];&quot;&lt;&gt;-999999&quot;)) + (1/[.$A$7]) ) * 100" office:value-type="string" office:string-value="" calcext:value-type="error">
            <text:p>#DIV/0!</text:p>
          </table:table-cell>
          <table:table-cell table:style-name="Default" table:formula="of:=([.O60]/100)*SQRT( (1/COUNTIF([.O54:.O58];&quot;&lt;&gt;-999999&quot;)) + (1/[.$A$7]) ) * 100" office:value-type="float" office:value="1.57465971646456" calcext:value-type="float">
            <text:p>1.57465971646456</text:p>
          </table:table-cell>
          <table:table-cell table:style-name="Default" table:formula="of:=([.P60]/100)*SQRT( (1/COUNTIF([.P54:.P58];&quot;&lt;&gt;-999999&quot;)) + (1/[.$A$7]) ) * 100" office:value-type="string" office:string-value="" calcext:value-type="error">
            <text:p>#DIV/0!</text:p>
          </table:table-cell>
          <table:table-cell table:style-name="Default" table:formula="of:=([.Q60]/100)*SQRT( (1/COUNTIF([.Q54:.Q58];&quot;&lt;&gt;-999999&quot;)) + (1/[.$A$7]) ) * 100" office:value-type="string" office:string-value="" calcext:value-type="error">
            <text:p>#DIV/0!</text:p>
          </table:table-cell>
          <table:table-cell table:style-name="Default" table:formula="of:=([.R60]/100)*SQRT( (1/COUNTIF([.R54:.R58];&quot;&lt;&gt;-999999&quot;)) + (1/[.$A$7]) ) * 100" office:value-type="string" office:string-value="" calcext:value-type="error">
            <text:p>#DIV/0!</text:p>
          </table:table-cell>
          <table:table-cell table:style-name="Default" table:formula="of:=([.S60]/100)*SQRT( (1/COUNTIF([.S54:.S58];&quot;&lt;&gt;-999999&quot;)) + (1/[.$A$7]) ) * 100" office:value-type="string" office:string-value="" calcext:value-type="error">
            <text:p>#DIV/0!</text:p>
          </table:table-cell>
          <table:table-cell table:style-name="Default" table:formula="of:=([.T60]/100)*SQRT( (1/COUNTIF([.T54:.T58];&quot;&lt;&gt;-999999&quot;)) + (1/[.$A$7]) ) * 100" office:value-type="string" office:string-value="" calcext:value-type="error">
            <text:p>#DIV/0!</text:p>
          </table:table-cell>
          <table:table-cell table:style-name="Default" table:formula="of:=([.U60]/100)*SQRT( (1/COUNTIF([.U54:.U58];&quot;&lt;&gt;-999999&quot;)) + (1/[.$A$7]) ) * 100" office:value-type="string" office:string-value="" calcext:value-type="error">
            <text:p>#DIV/0!</text:p>
          </table:table-cell>
          <table:table-cell table:style-name="Default" table:formula="of:=([.V60]/100)*SQRT( (1/COUNTIF([.V54:.V58];&quot;&lt;&gt;-999999&quot;)) + (1/[.$A$7]) ) * 100" office:value-type="string" office:string-value="" calcext:value-type="error">
            <text:p>#DIV/0!</text:p>
          </table:table-cell>
          <table:table-cell table:style-name="Default" table:formula="of:=([.W60]/100)*SQRT( (1/COUNTIF([.W54:.W58];&quot;&lt;&gt;-999999&quot;)) + (1/[.$A$7]) ) * 100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Default" table:number-columns-repeated="20"/>
          <table:table-cell table:number-columns-repeated="17"/>
        </table:table-row>
        <table:table-row table:style-name="ro1">
          <table:table-cell office:value-type="string" calcext:value-type="string">
            <text:p>Does Error Include 0% ?</text:p>
          </table:table-cell>
          <table:table-cell table:number-columns-repeated="2"/>
          <table:table-cell table:style-name="ce5" table:formula="of:=[.D60]-[.D61]&lt;0" office:value-type="boolean" office:boolean-value="false" calcext:value-type="boolean">
            <text:p>FALSE</text:p>
          </table:table-cell>
          <table:table-cell table:style-name="ce5" table:formula="of:=[.E60]-[.E61]&lt;0" office:value-type="string" office:string-value="" calcext:value-type="error">
            <text:p>#DIV/0!</text:p>
          </table:table-cell>
          <table:table-cell table:style-name="ce5" table:formula="of:=[.F60]-[.F61]&lt;0" office:value-type="boolean" office:boolean-value="false" calcext:value-type="boolean">
            <text:p>FALSE</text:p>
          </table:table-cell>
          <table:table-cell table:style-name="ce5" table:formula="of:=[.G60]-[.G61]&lt;0" office:value-type="boolean" office:boolean-value="false" calcext:value-type="boolean">
            <text:p>FALSE</text:p>
          </table:table-cell>
          <table:table-cell table:style-name="ce5" table:formula="of:=[.H60]-[.H61]&lt;0" office:value-type="boolean" office:boolean-value="false" calcext:value-type="boolean">
            <text:p>FALSE</text:p>
          </table:table-cell>
          <table:table-cell table:style-name="ce5" table:formula="of:=[.I60]-[.I61]&lt;0" office:value-type="string" office:string-value="" calcext:value-type="error">
            <text:p>#DIV/0!</text:p>
          </table:table-cell>
          <table:table-cell table:style-name="ce5" table:formula="of:=[.J60]-[.J61]&lt;0" office:value-type="string" office:string-value="" calcext:value-type="error">
            <text:p>#DIV/0!</text:p>
          </table:table-cell>
          <table:table-cell table:style-name="ce5" table:formula="of:=[.K60]-[.K61]&lt;0" office:value-type="boolean" office:boolean-value="true" calcext:value-type="boolean">
            <text:p>TRUE</text:p>
          </table:table-cell>
          <table:table-cell table:style-name="ce5" table:formula="of:=[.L60]-[.L61]&lt;0" office:value-type="string" office:string-value="" calcext:value-type="error">
            <text:p>#DIV/0!</text:p>
          </table:table-cell>
          <table:table-cell table:style-name="ce5" table:formula="of:=[.M60]-[.M61]&lt;0" office:value-type="string" office:string-value="" calcext:value-type="error">
            <text:p>#DIV/0!</text:p>
          </table:table-cell>
          <table:table-cell table:style-name="ce5" table:formula="of:=[.N60]-[.N61]&lt;0" office:value-type="string" office:string-value="" calcext:value-type="error">
            <text:p>#DIV/0!</text:p>
          </table:table-cell>
          <table:table-cell table:style-name="ce5" table:formula="of:=[.O60]-[.O61]&lt;0" office:value-type="boolean" office:boolean-value="true" calcext:value-type="boolean">
            <text:p>TRUE</text:p>
          </table:table-cell>
          <table:table-cell table:style-name="ce5" table:formula="of:=[.P60]-[.P61]&lt;0" office:value-type="string" office:string-value="" calcext:value-type="error">
            <text:p>#DIV/0!</text:p>
          </table:table-cell>
          <table:table-cell table:style-name="ce5" table:formula="of:=[.Q60]-[.Q61]&lt;0" office:value-type="string" office:string-value="" calcext:value-type="error">
            <text:p>#DIV/0!</text:p>
          </table:table-cell>
          <table:table-cell table:style-name="ce5" table:formula="of:=[.R60]-[.R61]&lt;0" office:value-type="string" office:string-value="" calcext:value-type="error">
            <text:p>#DIV/0!</text:p>
          </table:table-cell>
          <table:table-cell table:style-name="ce5" table:formula="of:=[.S60]-[.S61]&lt;0" office:value-type="string" office:string-value="" calcext:value-type="error">
            <text:p>#DIV/0!</text:p>
          </table:table-cell>
          <table:table-cell table:style-name="ce5" table:formula="of:=[.T60]-[.T61]&lt;0" office:value-type="string" office:string-value="" calcext:value-type="error">
            <text:p>#DIV/0!</text:p>
          </table:table-cell>
          <table:table-cell table:style-name="ce5" table:formula="of:=[.U60]-[.U61]&lt;0" office:value-type="string" office:string-value="" calcext:value-type="error">
            <text:p>#DIV/0!</text:p>
          </table:table-cell>
          <table:table-cell table:style-name="ce5" table:formula="of:=[.V60]-[.V61]&lt;0" office:value-type="string" office:string-value="" calcext:value-type="error">
            <text:p>#DIV/0!</text:p>
          </table:table-cell>
          <table:table-cell table:style-name="ce5" table:formula="of:=[.W60]-[.W61]&lt;0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f true, data is useless</text:p>
          </table:table-cell>
          <table:table-cell table:number-columns-repeated="2"/>
          <table:table-cell table:style-name="Default" table:number-columns-repeated="20"/>
          <table:table-cell table:number-columns-repeated="17"/>
        </table:table-row>
        <table:table-row table:style-name="ro1" table:number-rows-repeated="5">
          <table:table-cell table:number-columns-repeated="3"/>
          <table:table-cell table:style-name="Default" table:number-columns-repeated="20"/>
          <table:table-cell table:number-columns-repeated="17"/>
        </table:table-row>
        <table:table-row table:style-name="ro1" table:number-rows-repeated="1048506">
          <table:table-cell table:number-columns-repeated="40"/>
        </table:table-row>
        <table:table-row table:style-name="ro1">
          <table:table-cell table:number-columns-repeated="40"/>
        </table:table-row>
        <calcext:conditional-formats>
          <calcext:conditional-format calcext:target-range-address="NonMasers_In_Class_Coronal_Lines_rudmingb.D70:NonMasers_In_Class_Coronal_Lines_rudmingb.W1048576 NonMasers_In_Class_Coronal_Lines_rudmingb.D10:NonMasers_In_Class_Coronal_Lines_rudmingb.W44 NonMasers_In_Class_Coronal_Lines_rudmingb.D54:NonMasers_In_Class_Coronal_Lines_rudmingb.W58 NonMasers_In_Class_Coronal_Lines_rudmingb.D2:NonMasers_In_Class_Coronal_Lines_rudmingb.W3">
            <calcext:condition calcext:apply-style-name="Good" calcext:value="!=-999999" calcext:base-cell-address="NonMasers_In_Class_Coronal_Lines_rudmingb.D2"/>
            <calcext:condition calcext:apply-style-name="Bad" calcext:value="=-999999" calcext:base-cell-address="NonMasers_In_Class_Coronal_Lines_rudmingb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2">00/00/0000</text:date>, <text:time style:data-style-name="N2" text:time-value="11:47:42.9310755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0T13:26:36.222271284</dc:date>
    <meta:editing-duration>P3DT21H17M</meta:editing-duration>
    <meta:editing-cycles>2</meta:editing-cycles>
    <meta:generator>LibreOffice/7.5.4.2$MacOSX_X86_64 LibreOffice_project/36ccfdc35048b057fd9854c757a8b67ec53977b6</meta:generator>
    <meta:document-statistic meta:table-count="1" meta:cell-count="1736" meta:object-count="0"/>
  </office:meta>
</office:document-meta>
</file>